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7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style:text-autospace="none"/>
      <style:text-properties fo:color="#000080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" style:family="paragraph" style:parent-style-name="Standard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4" style:family="paragraph" style:parent-style-name="Standard">
      <style:paragraph-properties style:text-autospace="none"/>
      <style:text-properties fo:color="#00000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style:text-autospace="none"/>
      <style:text-properties fo:color="#008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20" style:family="paragraph" style:parent-style-name="Text_20_body">
      <style:text-properties fo:font-size="8pt" style:font-size-asian="8pt" style:font-size-complex="8pt"/>
    </style:style>
    <style:style style:name="P21" style:family="paragraph" style:parent-style-name="Heading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Heading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Heading">
      <style:paragraph-properties fo:break-before="page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 style:list-style-name="L5"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L13"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ext_20_body" style:list-style-name="L14"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 style:list-style-name="L15"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 style:list-style-name="L16"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 style:list-style-name="L17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 style:list-style-name="L18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list-style-name="L1"/>
    <style:style style:name="P35" style:family="paragraph" style:parent-style-name="Standard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list-style-name="L1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6"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list-style-name="L9"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list-style-name="L10"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19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list-style-name="L20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8" style:family="paragraph" style:parent-style-name="Standard" style:list-style-name="L7">
      <style:text-properties fo:font-weight="bold" style:font-weight-asian="bold" style:font-weight-complex="bold"/>
    </style:style>
    <style:style style:name="P49" style:family="paragraph" style:parent-style-name="Standard">
      <style:paragraph-properties style:text-autospace="none"/>
      <style:text-properties fo:color="#000080" fo:font-size="8pt" fo:font-weight="bold" style:font-size-asian="8pt" style:font-weight-asian="bold" style:font-size-complex="8pt" style:font-weight-complex="bold"/>
    </style:style>
    <style:style style:name="P50" style:family="paragraph" style:parent-style-name="Standard" style:list-style-name="L8">
      <style:text-properties fo:color="#000080" fo:font-size="8pt" fo:font-weight="bold" style:font-size-asian="8pt" style:font-weight-asian="bold" style:font-size-complex="8pt" style:font-weight-complex="bold"/>
    </style:style>
    <style:style style:name="P51" style:family="paragraph" style:parent-style-name="Standard" style:list-style-name="">
      <style:paragraph-properties style:text-autospace="none"/>
      <style:text-properties style:use-window-font-color="true" style:font-name="Times New Roman" fo:font-size="8pt" style:font-name-asian="Consolas" style:font-size-asian="8pt" style:font-name-complex="Consolas" style:font-size-complex="8pt"/>
    </style:style>
    <style:style style:name="P52" style:family="paragraph" style:parent-style-name="Standard">
      <style:text-properties style:font-name="Times New Roman" fo:font-size="8pt" style:font-size-asian="8pt" style:font-size-complex="8pt"/>
    </style:style>
    <style:style style:name="P53" style:family="paragraph" style:parent-style-name="Standard" style:list-style-name="">
      <style:paragraph-properties style:text-autospace="none"/>
      <style:text-properties style:font-name="Times New Roman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0000ff" style:font-name="Courier New" style:font-name-asian="Courier New" style:font-name-complex="Courier New"/>
    </style:style>
    <style:style style:name="T5" style:family="text">
      <style:text-properties fo:color="#0000ff"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ff" style:font-name="Courier New" fo:font-size="8pt" style:font-name-asian="Courier New" style:font-size-asian="8pt" style:font-name-complex="Courier New" style:font-size-complex="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style:font-name-asian="Consolas" style:font-name-complex="Consolas"/>
    </style:style>
    <style:style style:name="T10" style:family="text">
      <style:text-properties fo:color="#0000ff" style:font-name-asian="Consolas" style:font-name-complex="Consolas"/>
    </style:style>
    <style:style style:name="T11" style:family="text">
      <style:text-properties fo:color="#000000"/>
    </style:style>
    <style:style style:name="T12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14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15" style:family="text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0" style:family="text">
      <style:text-properties fo:color="#000080" style:font-name="Courier New" style:font-name-asian="Courier New" style:font-name-complex="Courier New"/>
    </style:style>
    <style:style style:name="T21" style:family="text">
      <style:text-properties fo:color="#000080" style:font-name="Courier New" fo:font-weight="bold" style:font-name-asian="Courier New" style:font-weight-asian="bold" style:font-name-complex="Courier New" style:font-weight-complex="bold"/>
    </style:style>
    <style:style style:name="T22" style:family="text"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T23" style:family="text"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24" style:family="text">
      <style:text-properties fo:color="#000080" fo:font-size="8pt" style:font-size-asian="8pt" style:font-size-complex="8pt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7" style:family="text">
      <style:text-properties fo:color="#8000ff" style:font-name="Courier New" fo:font-weight="normal" style:font-name-asian="Courier New" style:font-weight-asian="normal" style:font-name-complex="Courier New" style:font-weight-complex="normal"/>
    </style:style>
    <style:style style:name="T28" style:family="text">
      <style:text-properties fo:color="#8000ff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29" style:family="text">
      <style:text-properties fo:color="#8000ff" style:font-name="Courier New" style:font-name-asian="Courier New" style:font-name-complex="Courier New"/>
    </style:style>
    <style:style style:name="T30" style:family="text">
      <style:text-properties fo:color="#8000ff" style:font-name="Courier New" fo:font-weight="bold" style:font-name-asian="Courier New" style:font-weight-asian="bold" style:font-name-complex="Courier New" style:font-weight-complex="bold"/>
    </style:style>
    <style:style style:name="T31" style:family="text">
      <style:text-properties fo:color="#8000ff" fo:font-weight="normal" style:font-weight-asian="normal" style:font-weight-complex="normal"/>
    </style:style>
    <style:style style:name="T32" style:family="text">
      <style:text-properties fo:color="#808080" style:font-name="Courier New" fo:font-weight="normal" style:font-name-asian="Courier New" style:font-weight-asian="normal" style:font-name-complex="Courier New" style:font-weight-complex="normal"/>
    </style:style>
    <style:style style:name="T33" style:family="text">
      <style:text-properties fo:color="#808080" style:font-name="Courier New" style:font-name-asian="Courier New" style:font-name-complex="Courier New"/>
    </style:style>
    <style:style style:name="T34" style:family="text">
      <style:text-properties fo:color="#808080" fo:font-weight="normal" style:font-weight-asian="normal" style:font-weight-complex="normal"/>
    </style:style>
    <style:style style:name="T35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6" style:family="text">
      <style:text-properties fo:color="#ff8000" style:font-name="Courier New" fo:font-weight="normal" style:font-name-asian="Courier New" style:font-weight-asian="normal" style:font-name-complex="Courier New" style:font-weight-complex="normal"/>
    </style:style>
    <style:style style:name="T37" style:family="text">
      <style:text-properties fo:color="#ff8000" fo:font-weight="normal" style:font-weight-asian="normal" style:font-weight-complex="normal"/>
    </style:style>
    <style:style style:name="T38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T39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40" style:family="text">
      <style:text-properties style:font-name="Consolas" style:font-name-asian="Consolas" style:font-name-complex="Consolas"/>
    </style:style>
    <style:style style:name="T41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2" style:family="text">
      <style:text-properties style:use-window-font-color="true" style:font-name="Consolas" style:font-name-asian="Consolas" style:font-name-complex="Consolas"/>
    </style:style>
    <style:style style:name="T43" style:family="text">
      <style:text-properties style:use-window-font-color="true" style:font-name-asian="Consolas" style:font-name-complex="Consolas"/>
    </style:style>
    <style:style style:name="T4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5" style:family="text">
      <style:text-properties fo:color="#2b91af" style:font-name="Consolas" style:font-name-asian="Consolas" style:font-name-complex="Consolas"/>
    </style:style>
    <style:style style:name="T46" style:family="text">
      <style:text-properties fo:color="#2b91af" style:font-name-asian="Consolas" style:font-name-complex="Consolas"/>
    </style:style>
    <style:style style:name="T47" style:family="text">
      <style:text-properties style:font-name-asian="Consolas" style:font-name-complex="Consolas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. Estrutura de Tipos <text:s/></text:p>
      <text:p text:style-name="P22">(Passagem de parâmetros por valor e referência. Propriedades. <text:s/>Interfaces, <text:s/>Arrays <text:s/>e Enumerados.)</text:p>
      <text:p text:style-name="P23"/>
      <text:section text:style-name="Sect1" text:name="A01">
        <text:list xml:id="list35611495" text:style-name="L1">
          <text:list-item>
            <text:p text:style-name="P26">Considere que tem duas interfaces <text:s/>TemperatureCelcius <text:s/>e <text:s/>TemperatureFahrenheit. Ambas as <text:s/>interfaces têm um método double GetTemperature( ), mas com retornos diferentes. Será possível definir uma classe que implemente ambas as interfaces? Justifique. </text:p>
          </text:list-item>
        </text:list>
      </text:section>
      <text:section text:style-name="Sect1" text:name="A01-R">
        <text:p text:style-name="P3">Sim, para tal basta indicar a interface cujo método se está a implementar.</text:p>
      </text:section>
      <text:section text:style-name="Sect2" text:name="A02">
        <text:list xml:id="list36461618" text:continue-numbering="true" text:style-name="L1">
          <text:list-item>
            <text:p text:style-name="P34"><text:span text:style-name="T2">Considere o seguinte código.</text:span></text:p>
          </text:list-item>
        </text:list>
        <text:section text:style-name="Sect3" text:name="Section1">
          <text:p text:style-name="P9"><text:span text:style-name="T4">interface</text:span><text:span text:style-name="T13"> I</text:span><text:span text:style-name="T20">{</text:span><text:span text:style-name="T13"> <text:s/></text:span></text:p>
          <text:p text:style-name="P12"><text:span text:style-name="T13"><text:s text:c="2"/></text:span><text:span text:style-name="T27">void</text:span><text:span text:style-name="T13"> visit</text:span><text:span text:style-name="T21">(</text:span><text:span text:style-name="T13">Visitor v</text:span><text:span text:style-name="T21">);</text:span><text:span text:style-name="T13"> <text:s/></text:span></text:p>
          <text:p text:style-name="P12"><text:span text:style-name="T13"><text:s text:c="2"/></text:span><text:span text:style-name="T27">void</text:span><text:span text:style-name="T13"> print</text:span><text:span text:style-name="T21">();</text:span><text:span text:style-name="T13"> <text:s/></text:span></text:p>
          <text:p text:style-name="P12"><text:span text:style-name="T21">}</text:span><text:span text:style-name="T13"> <text:s/></text:span></text:p>
          <text:p text:style-name="P12"><text:span text:style-name="T27">struct</text:span><text:span text:style-name="T13"> A</text:span><text:span text:style-name="T21">:</text:span><text:span text:style-name="T13"> I</text:span><text:span text:style-name="T21">{</text:span><text:span text:style-name="T13"> <text:s/></text:span></text:p>
          <text:p text:style-name="P12"><text:span text:style-name="T13"><text:s text:c="2"/></text:span><text:span text:style-name="T27">int</text:span><text:span text:style-name="T13"> n</text:span><text:span text:style-name="T21">;</text:span><text:span text:style-name="T13"> <text:s/></text:span></text:p>
          <text:p text:style-name="P12"><text:span text:style-name="T13"><text:s text:c="2"/></text:span><text:span text:style-name="T5">public</text:span><text:span text:style-name="T13"> </text:span><text:span text:style-name="T27">void</text:span><text:span text:style-name="T13"> incN</text:span><text:span text:style-name="T21">(</text:span><text:span text:style-name="T27">int</text:span><text:span text:style-name="T13"> inc</text:span><text:span text:style-name="T21">)</text:span><text:span text:style-name="T13"> </text:span><text:span text:style-name="T21">{</text:span><text:span text:style-name="T13"> <text:s/></text:span></text:p>
          <text:p text:style-name="P12"><text:span text:style-name="T13"><text:s text:c="5"/>n </text:span><text:span text:style-name="T21">+=</text:span><text:span text:style-name="T13"> inc</text:span><text:span text:style-name="T21">;</text:span><text:span text:style-name="T13"> <text:s/></text:span></text:p>
          <text:p text:style-name="P12"><text:span text:style-name="T13"><text:s text:c="2"/></text:span><text:span text:style-name="T21">}</text:span><text:span text:style-name="T13"> <text:s/></text:span></text:p>
          <text:p text:style-name="P12"><text:span text:style-name="T13"><text:s text:c="2"/></text:span><text:span text:style-name="T5">public</text:span><text:span text:style-name="T13"> </text:span><text:span text:style-name="T27">void</text:span><text:span text:style-name="T13"> visit</text:span><text:span text:style-name="T21">(</text:span><text:span text:style-name="T13">Visitor v</text:span><text:span text:style-name="T21">)</text:span><text:span text:style-name="T13"> </text:span><text:span text:style-name="T21">{</text:span><text:span text:style-name="T13"> <text:s/></text:span></text:p>
          <text:p text:style-name="P12"><text:span text:style-name="T13"><text:s text:c="4"/>v</text:span><text:span text:style-name="T21">.</text:span><text:span text:style-name="T13">update</text:span><text:span text:style-name="T21">(</text:span><text:span text:style-name="T5">ref</text:span><text:span text:style-name="T13"> </text:span><text:span text:style-name="T5">this</text:span><text:span text:style-name="T21">);</text:span><text:span text:style-name="T13"> <text:s/></text:span></text:p>
          <text:p text:style-name="P12"><text:span text:style-name="T13"><text:s text:c="2"/></text:span><text:span text:style-name="T21">}</text:span><text:span text:style-name="T13"> <text:s/></text:span></text:p>
          <text:p text:style-name="P12"><text:span text:style-name="T13"><text:s text:c="2"/></text:span><text:span text:style-name="T5">public</text:span><text:span text:style-name="T13"> </text:span><text:span text:style-name="T27">void</text:span><text:span text:style-name="T13"> print</text:span><text:span text:style-name="T21">()</text:span><text:span text:style-name="T13"> </text:span><text:span text:style-name="T21">{</text:span><text:span text:style-name="T13"> <text:s/></text:span></text:p>
          <text:p text:style-name="P12"><text:span text:style-name="T13"><text:s text:c="4"/>Console</text:span><text:span text:style-name="T21">.</text:span><text:span text:style-name="T13">WriteLine</text:span><text:span text:style-name="T21">(</text:span><text:span text:style-name="T32">"A ="</text:span><text:span text:style-name="T13"> </text:span><text:span text:style-name="T21">+</text:span><text:span text:style-name="T13"> n</text:span><text:span text:style-name="T21">);</text:span><text:span text:style-name="T13"> <text:s/></text:span></text:p>
          <text:p text:style-name="P12"><text:span text:style-name="T13"><text:s text:c="2"/></text:span><text:span text:style-name="T21">}</text:span><text:span text:style-name="T13"> <text:s/></text:span></text:p>
          <text:p text:style-name="P6">}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10"><text:span text:style-name="T4">interface</text:span><text:span text:style-name="T13"> Visitor</text:span><text:span text:style-name="T20">{</text:span><text:span text:style-name="T13"> </text:span><text:span text:style-name="T27">void</text:span><text:span text:style-name="T13"> update</text:span><text:span text:style-name="T20">(</text:span><text:span text:style-name="T4">ref</text:span><text:span text:style-name="T13"> A a</text:span><text:span text:style-name="T20">);</text:span><text:span text:style-name="T13"> </text:span><text:span text:style-name="T20">}</text:span><text:span text:style-name="T13"> <text:s/></text:span></text:p>
          <text:p text:style-name="P13"><text:s/></text:p>
          <text:p text:style-name="P12"><text:span text:style-name="T27">class</text:span><text:span text:style-name="T13"> R1</text:span><text:span text:style-name="T21">:</text:span><text:span text:style-name="T13"> Visitor</text:span><text:span text:style-name="T21">{</text:span><text:span text:style-name="T13"> <text:s/></text:span></text:p>
          <text:p text:style-name="P12"><text:span text:style-name="T13"><text:s text:c="3"/></text:span><text:span text:style-name="T5">public</text:span><text:span text:style-name="T13"> </text:span><text:span text:style-name="T27">void</text:span><text:span text:style-name="T13"> update</text:span><text:span text:style-name="T21">(</text:span><text:span text:style-name="T5">ref</text:span><text:span text:style-name="T13"> A a</text:span><text:span text:style-name="T21">){</text:span><text:span text:style-name="T13">a</text:span><text:span text:style-name="T21">.</text:span><text:span text:style-name="T13">incN</text:span><text:span text:style-name="T21">(</text:span><text:span text:style-name="T36">1</text:span><text:span text:style-name="T21">);}</text:span><text:span text:style-name="T13"> <text:s/></text:span></text:p>
          <text:p text:style-name="P12"><text:span text:style-name="T21">}</text:span><text:span text:style-name="T13"> <text:s/></text:span></text:p>
          <text:p text:style-name="P12"><text:span text:style-name="T27">class</text:span><text:span text:style-name="T13"> R2</text:span><text:span text:style-name="T21">:</text:span><text:span text:style-name="T13"> R1</text:span><text:span text:style-name="T21">{</text:span><text:span text:style-name="T13"> <text:s/></text:span></text:p>
          <text:p text:style-name="P12"><text:span text:style-name="T13"><text:s text:c="3"/></text:span><text:span text:style-name="T5">public</text:span><text:span text:style-name="T13"> </text:span><text:span text:style-name="T5">virtual</text:span><text:span text:style-name="T13"> </text:span><text:span text:style-name="T27">void</text:span><text:span text:style-name="T13"> update</text:span><text:span text:style-name="T21">(</text:span><text:span text:style-name="T5">ref</text:span><text:span text:style-name="T13"> A a</text:span><text:span text:style-name="T21">)</text:span><text:span text:style-name="T13"> </text:span><text:span text:style-name="T21">{</text:span><text:span text:style-name="T13"> <text:s text:c="8"/></text:span></text:p>
          <text:p text:style-name="P12"><text:span text:style-name="T13"><text:s text:c="8"/>a</text:span><text:span text:style-name="T21">.</text:span><text:span text:style-name="T13">incN</text:span><text:span text:style-name="T21">(</text:span><text:span text:style-name="T36">2</text:span><text:span text:style-name="T21">);</text:span><text:span text:style-name="T13"> </text:span></text:p>
          <text:p text:style-name="P12"><text:span text:style-name="T13"><text:s text:c="3"/></text:span><text:span text:style-name="T21">}</text:span><text:span text:style-name="T13"> <text:s/></text:span></text:p>
          <text:p text:style-name="P12"><text:span text:style-name="T21">}</text:span><text:span text:style-name="T13"> <text:s/></text:span></text:p>
          <text:p text:style-name="P12"><text:span text:style-name="T27">class</text:span><text:span text:style-name="T13"> R3</text:span><text:span text:style-name="T21">:</text:span><text:span text:style-name="T13"> R2</text:span><text:span text:style-name="T21">,</text:span><text:span text:style-name="T13"> Visitor</text:span><text:span text:style-name="T21">{</text:span><text:span text:style-name="T13"> <text:s/></text:span></text:p>
          <text:p text:style-name="P12"><text:span text:style-name="T13"><text:s text:c="3"/></text:span><text:span text:style-name="T5">public</text:span><text:span text:style-name="T13"> </text:span><text:span text:style-name="T5">override</text:span><text:span text:style-name="T13"> </text:span><text:span text:style-name="T27">void</text:span><text:span text:style-name="T13"> update</text:span><text:span text:style-name="T21">(</text:span><text:span text:style-name="T5">ref</text:span><text:span text:style-name="T13"> A a</text:span><text:span text:style-name="T21">){</text:span><text:span text:style-name="T13"> <text:s text:c="4"/></text:span></text:p>
          <text:p text:style-name="P12"><text:span text:style-name="T13"><text:s text:c="6"/>a</text:span><text:span text:style-name="T21">.</text:span><text:span text:style-name="T13">incN</text:span><text:span text:style-name="T21">(</text:span><text:span text:style-name="T36">31</text:span><text:span text:style-name="T21">);</text:span><text:span text:style-name="T13"> <text:s/></text:span></text:p>
          <text:p text:style-name="P12"><text:span text:style-name="T13"><text:s text:c="3"/></text:span><text:span text:style-name="T21">}</text:span><text:span text:style-name="T13"> <text:s/></text:span></text:p>
          <text:p text:style-name="P12"><text:span text:style-name="T13"><text:s text:c="3"/></text:span><text:span text:style-name="T27">void</text:span><text:span text:style-name="T13"> Visitor</text:span><text:span text:style-name="T21">.</text:span><text:span text:style-name="T13">update</text:span><text:span text:style-name="T21">(</text:span><text:span text:style-name="T5">ref</text:span><text:span text:style-name="T13"> A a</text:span><text:span text:style-name="T21">){</text:span><text:span text:style-name="T13">a</text:span><text:span text:style-name="T21">.</text:span><text:span text:style-name="T13">incN</text:span><text:span text:style-name="T21">(</text:span><text:span text:style-name="T36">32</text:span><text:span text:style-name="T21">);}</text:span><text:span text:style-name="T13"> <text:s/></text:span></text:p>
          <text:p text:style-name="P12"><text:span text:style-name="T21">}</text:span><text:span text:style-name="T13"> </text:span></text:p>
          <text:p text:style-name="P13"><text:s text:c="2"/></text:p>
          <text:p text:style-name="P12"><text:span text:style-name="T27">class</text:span><text:span text:style-name="T13"> Test</text:span><text:span text:style-name="T21">{</text:span><text:span text:style-name="T13"> <text:s/></text:span></text:p>
          <text:p text:style-name="P12"><text:span text:style-name="T13"><text:s text:c="3"/></text:span><text:span text:style-name="T27">static</text:span><text:span text:style-name="T13"> </text:span><text:span text:style-name="T27">void</text:span><text:span text:style-name="T13"> Main</text:span><text:span text:style-name="T21">(){</text:span><text:span text:style-name="T13"> <text:s/></text:span></text:p>
          <text:p text:style-name="P12"><text:span text:style-name="T13"><text:s text:c="6"/>A a </text:span><text:span text:style-name="T21">=</text:span><text:span text:style-name="T13"> </text:span><text:span text:style-name="T5">new</text:span><text:span text:style-name="T13"> A</text:span><text:span text:style-name="T21">();</text:span><text:span text:style-name="T13"> a</text:span><text:span text:style-name="T21">.</text:span><text:span text:style-name="T13">incN</text:span><text:span text:style-name="T21">(</text:span><text:span text:style-name="T36">1</text:span><text:span text:style-name="T21">);</text:span><text:span text:style-name="T13"> a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6"/>a</text:span><text:span text:style-name="T21">.</text:span><text:span text:style-name="T13">visit</text:span><text:span text:style-name="T21">(</text:span><text:span text:style-name="T5">new</text:span><text:span text:style-name="T13"> R1</text:span><text:span text:style-name="T21">());</text:span><text:span text:style-name="T13"> a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6"/>I i </text:span><text:span text:style-name="T21">=</text:span><text:span text:style-name="T13"> a</text:span><text:span text:style-name="T21">;</text:span><text:span text:style-name="T13"> </text:span><text:span text:style-name="T21">((</text:span><text:span text:style-name="T13">A</text:span><text:span text:style-name="T21">)</text:span><text:span text:style-name="T13"> i</text:span><text:span text:style-name="T21">).</text:span><text:span text:style-name="T13">incN</text:span><text:span text:style-name="T21">(</text:span><text:span text:style-name="T36">1</text:span><text:span text:style-name="T21">);</text:span><text:span text:style-name="T13"> i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6"/>i</text:span><text:span text:style-name="T21">.</text:span><text:span text:style-name="T13">visit</text:span><text:span text:style-name="T21">(</text:span><text:span text:style-name="T5">new</text:span><text:span text:style-name="T13"> R1</text:span><text:span text:style-name="T21">());</text:span><text:span text:style-name="T13"> i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6"/>i</text:span><text:span text:style-name="T21">.</text:span><text:span text:style-name="T13">visit</text:span><text:span text:style-name="T21">(</text:span><text:span text:style-name="T5">new</text:span><text:span text:style-name="T13"> R2</text:span><text:span text:style-name="T21">());</text:span><text:span text:style-name="T13"> i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6"/>i</text:span><text:span text:style-name="T21">.</text:span><text:span text:style-name="T13">visit</text:span><text:span text:style-name="T21">(</text:span><text:span text:style-name="T5">new</text:span><text:span text:style-name="T13"> R3</text:span><text:span text:style-name="T21">());</text:span><text:span text:style-name="T13"> i</text:span><text:span text:style-name="T21">.</text:span><text:span text:style-name="T13">print</text:span><text:span text:style-name="T21">();</text:span><text:span text:style-name="T13"> <text:s/></text:span></text:p>
          <text:p text:style-name="P12"><text:span text:style-name="T13"><text:s text:c="3"/></text:span><text:span text:style-name="T21">}</text:span><text:span text:style-name="T13"> <text:s/></text:span></text:p>
          <text:p text:style-name="P6">}</text:p>
        </text:section>
        <text:list xml:id="list35609767" text:style-name="L2">
          <text:list-item>
            <text:p text:style-name="P35">Diga e justifique qual o <text:s/>output <text:s/>resultante da execução do método <text:s/>Main <text:s/>da classe <text:s/>Test, identificando as operações de boxing e unboxing. </text:p>
          </text:list-item>
        </text:list>
      </text:section>
      <text:section text:style-name="Sect1" text:name="A02-A-R1">
        <text:p text:style-name="P11"><text:tab/>A a = new A(); a.incN(1); a.print(); <text:s text:c="3"/>//1<text:tab/><text:tab/></text:p>
        <text:p text:style-name="P11"><text:tab/>a.visit(new R1()); a.print(); <text:s text:c="15"/>//2, box para Visitor</text:p>
        <text:p text:style-name="P11"><text:tab/>I i = a; ((A)i).incN(1); i.print(); <text:s text:c="4"/>//2, box para I, unbox para A</text:p>
        <text:p text:style-name="P11"><text:tab/>i.visit(new R1()); i.print(); <text:s text:c="10"/>//3, box para Visitor</text:p>
        <text:p text:style-name="P11"><text:tab/>i.visit(new R2()); i.print(); <text:s text:c="10"/>//4,???, box para Visitor<text:tab/><text:tab/><text:tab/></text:p>
        <text:p text:style-name="P11"><text:tab/>i.visit(new R3()); i.print(); <text:s text:c="10"/>//36, box para Visitor</text:p>
      </text:section>
      <text:section text:style-name="Sect1" text:name="A02-B">
        <text:p text:style-name="P1">Considere a nova definição da interface Visitor:</text:p>
        <text:p text:style-name="P1"/>
        <text:p text:style-name="Standard"><text:span text:style-name="T2"><text:s text:c="10"/></text:span><text:span text:style-name="T3">interface</text:span><text:span text:style-name="T12"> Visitor</text:span><text:span text:style-name="T19">{</text:span><text:span text:style-name="T26">void</text:span><text:span text:style-name="T12"> update</text:span><text:span text:style-name="T19">(</text:span><text:span text:style-name="T3">ref</text:span><text:span text:style-name="T12"> I i</text:span><text:span text:style-name="T19">);}</text:span><text:span text:style-name="T12"> <text:s/></text:span></text:p>
        <text:list xml:id="list35630991" text:style-name="L3">
          <text:list-item>
            <text:p text:style-name="P36">Ao recompilar a estrutura A para usar a nova interface Visitor, diga e justifique se é necessária, ou não, alguma alteração à implementação do método visit, para que compile com sucesso. Em caso afirmativo indique as modificações a efectuar.</text:p>
          </text:list-item>
        </text:list>
      </text:section>
      <text:section text:style-name="Sect1" text:name="A02-B-R1">
        <text:p text:style-name="P11"><text:s/>O método visit terá que ser alterado para passar um objecto do tipo I. </text:p>
        <text:p text:style-name="P11"><text:s/>Alterar a implementação de todas as class, para fazer unbox para o tipo A</text:p>
      </text:section>
      <text:section text:style-name="Sect1" text:name="A02-C">
        <text:p text:style-name="P2">Considerando que a assinatura de update é actualizada em cada uma das classes R1, R2 e R3 em conformidade com a nova definição da interface I e de acordo com as actualizações realizadas, ou não, à estrutura A no ponto anterior, indique e justifique as diferenças no output em relação ao cenário da alínea a.</text:p>
      </text:section>
      <text:section text:style-name="Sect1" text:name="A02-C-R1">
        <text:p text:style-name="P11">Como todos os objectos estão em stack, desaparecem assim que os métodos deixam de ser chamados.</text:p>
      </text:section>
      <text:section text:style-name="Sect1" text:name="A03">
        <text:list xml:id="list35628521" text:style-name="L4">
          <text:list-item>
            <text:p text:style-name="P47"><text:span text:style-name="T1">Implemente o método <text:s/></text:span><text:span text:style-name="T24">IEnumerable&lt;T&gt; BiggerThan( IEnumerable&lt;T&gt; enum, T element ) <text:s/>where T:Comparable&lt;T&gt;</text:span><text:span text:style-name="T1"> <text:s/>que retorna a sequência de elementos maiores do que element. Altere este método de modo a que seja um método de extensão para IEnumerable&lt;T&gt;. </text:span></text:p>
          </text:list-item>
        </text:list>
      </text:section>
      <text:section text:style-name="Sect1" text:name="A03-R1">
        <text:p text:style-name="P12"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T</text:span><text:span text:style-name="T25">&gt;</text:span><text:span text:style-name="T18"> BiggerThan</text:span><text:span text:style-name="T25">&lt;</text:span><text:span text:style-name="T18">T</text:span><text:span text:style-name="T25">&gt;(</text:span><text:span text:style-name="T18">IEnumerable</text:span><text:span text:style-name="T25">&lt;</text:span><text:span text:style-name="T18">T</text:span><text:span text:style-name="T25">&gt;</text:span><text:span text:style-name="T18"> enumator</text:span><text:span text:style-name="T25">,</text:span><text:span text:style-name="T18"> T element</text:span><text:span text:style-name="T25">)</text:span><text:span text:style-name="T18"> where T</text:span><text:span text:style-name="T25">:</text:span><text:span text:style-name="T18"> IComparable</text:span><text:span text:style-name="T25">&lt;</text:span><text:span text:style-name="T18">T</text:span><text:span text:style-name="T25">&gt;</text:span></text:p>
        <text:p text:style-name="P8">{</text:p>
        <text:p text:style-name="P12"><text:span text:style-name="T18"><text:tab/></text:span><text:span text:style-name="T7">foreach</text:span><text:span text:style-name="T18"> </text:span><text:span text:style-name="T25">(</text:span><text:span text:style-name="T18">T t </text:span><text:span text:style-name="T7">in</text:span><text:span text:style-name="T18"> enumator</text:span><text:span text:style-name="T25">)</text:span></text:p>
        <text:p text:style-name="P12"><text:span text:style-name="T18"><text:tab/><text:tab/></text:span><text:span text:style-name="T7">if</text:span><text:span text:style-name="T18"> </text:span><text:span text:style-name="T25">(</text:span><text:span text:style-name="T18">t</text:span><text:span text:style-name="T25">.</text:span><text:span text:style-name="T18">CompareTo</text:span><text:span text:style-name="T25">(</text:span><text:span text:style-name="T18">element</text:span><text:span text:style-name="T25">)</text:span><text:span text:style-name="T18"> </text:span><text:span text:style-name="T25">&gt;</text:span><text:span text:style-name="T18"> </text:span><text:span text:style-name="T37">0</text:span><text:span text:style-name="T25">)</text:span><text:span text:style-name="T18"> yield </text:span><text:span text:style-name="T7">return</text:span><text:span text:style-name="T18"> t</text:span><text:span text:style-name="T25">;</text:span></text:p>
        <text:p text:style-name="P12"><text:span text:style-name="T18"><text:tab/>yield </text:span><text:span text:style-name="T7">break</text:span><text:span text:style-name="T25">;;</text:span></text:p>
        <text:p text:style-name="P8">}</text:p>
        <text:p text:style-name="P12"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T</text:span><text:span text:style-name="T25">&gt;</text:span><text:span text:style-name="T18"> BiggerThanExt</text:span><text:span text:style-name="T25">&lt;</text:span><text:span text:style-name="T18">T</text:span><text:span text:style-name="T25">&gt;(</text:span><text:span text:style-name="T7">this</text:span><text:span text:style-name="T18"> IEnumerable</text:span><text:span text:style-name="T25">&lt;</text:span><text:span text:style-name="T18">T</text:span><text:span text:style-name="T25">&gt;</text:span><text:span text:style-name="T18"> enumator</text:span><text:span text:style-name="T25">,</text:span><text:span text:style-name="T18"> T element</text:span><text:span text:style-name="T25">)</text:span><text:span text:style-name="T18"> where T </text:span><text:span text:style-name="T25">:</text:span><text:span text:style-name="T18"> IComparable</text:span><text:span text:style-name="T25">&lt;</text:span><text:span text:style-name="T18">T</text:span><text:span text:style-name="T25">&gt;</text:span></text:p>
        <text:p text:style-name="P8">{</text:p>
        <text:p text:style-name="P12"><text:span text:style-name="T18"><text:tab/></text:span><text:span text:style-name="T7">return</text:span><text:span text:style-name="T18"> BiggerThan</text:span><text:span text:style-name="T25">(</text:span><text:span text:style-name="T18">enumator</text:span><text:span text:style-name="T25">,</text:span><text:span text:style-name="T18"> element</text:span><text:span text:style-name="T25">);</text:span></text:p>
        <text:p text:style-name="P8">}</text:p>
        <text:p text:style-name="P8"/>
        <text:p text:style-name="P8"/>
        <text:p text:style-name="P8"/>
      </text:section>
      <text:section text:style-name="Sect1" text:name="A04">
        <text:list xml:id="list36452310" text:continue-numbering="true" text:style-name="L4">
          <text:list-item>
            <text:p text:style-name="P38">Qual a responsabilidade do construtor de tipo no CLR? Diga quais são as duas semânticas de invocação <text:soft-page-break/>do construtor de tipo. </text:p>
          </text:list-item>
        </text:list>
      </text:section>
      <text:section text:style-name="Sect1" text:name="A04-R1">
        <text:p text:style-name="P11">É utilizado para estabelecer o estado inicial de um tipo, e o CLR garante a chamada ao constructor de tipo antes de qualquer acesso.</text:p>
        <text:p text:style-name="P11">A chamada é efectuada ante de executar o metodo estático main e antes da utilização da variável de tipo.</text:p>
      </text:section>
      <text:section text:style-name="Sect1" text:name="A05">
        <text:list xml:id="list36471832" text:continue-numbering="true" text:style-name="L4">
          <text:list-item>
            <text:p text:style-name="P38">Porque motivo os projectistas da framework .NET 2.0 definiram que a interface genérica <text:s/>IEnumerable&lt;T&gt; estende a interface não genérica IEnumerable. De que forma um contentor pode implementar ambas as interfaces genérica IEnumerator&lt;T&gt; e não genérica <text:s/>IEnumerator? Realize um troço de código demonstrativo.</text:p>
          </text:list-item>
        </text:list>
      </text:section>
      <text:section text:style-name="Sect1" text:name="A05-R1">
        <text:p text:style-name="Standard">????</text:p>
      </text:section>
      <text:p text:style-name="Standard"/>
      <text:p text:style-name="P24">B. Delegates, Eventos Iteradores </text:p>
      <text:section text:style-name="Sect1" text:name="B-1">
        <text:list xml:id="list35632549" text:style-name="L5">
          <text:list-item>
            <text:p text:style-name="P27">Considere a seguinte definição:</text:p>
          </text:list-item>
        </text:list>
        <text:p text:style-name="P18"><text:span text:style-name="T4"><text:tab/></text:span><text:span text:style-name="T6">public</text:span><text:span text:style-name="T14"> </text:span><text:span text:style-name="T6">delegate</text:span><text:span text:style-name="T14"> </text:span><text:span text:style-name="T28">void</text:span><text:span text:style-name="T14"> SomeEventHandler</text:span><text:span text:style-name="T22">(</text:span><text:span text:style-name="T6">object</text:span><text:span text:style-name="T14"> o</text:span><text:span text:style-name="T22">,</text:span><text:span text:style-name="T14"> EventArgs e</text:span><text:span text:style-name="T22">);<text:tab/></text:span></text:p>
      </text:section>
      <text:section text:style-name="Sect1" text:name="B-1A">
        <text:list xml:id="list35630690" text:style-name="L6">
          <text:list-item>
            <text:p text:style-name="P39">Indique qual <text:s/>é o <text:s/>código <text:s/>gerado pelo compilador <text:s/>para <text:s/>a definição anterior. Nota: Na descrição omita a explicação dos métodos BeginInvoke e EndInvoke.</text:p>
          </text:list-item>
        </text:list>
      </text:section>
      <text:section text:style-name="Sect1" text:name="B-1A-R">
        <text:p text:style-name="Standard">????</text:p>
      </text:section>
      <text:section text:style-name="Sect1" text:name="B-1B">
        <text:list xml:id="list36441272" text:continue-numbering="true" text:style-name="L6">
          <text:list-item>
            <text:p text:style-name="P39">A definição deste <text:s/>delegate <text:s/>segue um padrão <text:s/>EventHandler, <text:s/>aconselhado como uma boa prática na definição de eventos em .NET e <text:s/>ao qual a maioria dos tipos da Framework.NET que expõem eventos utiliza. Explique sucintamente este padrão e quais as responsabilidades de cada um dos seus intervenientes. </text:p>
          </text:list-item>
        </text:list>
      </text:section>
      <text:section text:style-name="Sect1" text:name="B-1B-R">
        <text:p text:style-name="P11">O modelo de eventos na framework .Net é baseado na existência de um delegate que conecta um evento com o seu handler. </text:p>
        <text:p text:style-name="P11">? O tipo delegate define o conjunto de argumentos que são passados ao método que manipula o evento </text:p>
        <text:p text:style-name="P11">? Todos os que recebem a notificação do evento têm de fornecer um método callback que esteja de acordo com o delegate definido</text:p>
      </text:section>
      <text:section text:style-name="Sect1" text:name="B-1C">
        <text:list xml:id="list36457701" text:continue-numbering="true" text:style-name="L6">
          <text:list-item>
            <text:p text:style-name="P39">Tendo em consideração a <text:s/>definição do <text:s/>delegate <text:s/>SomeEventHandler, <text:s/>indique <text:s/>o <text:s/>código gerado pela <text:s/>definição seguinte, na classe onde esta é incluída. <text:s/><text:span text:style-name="T6">public</text:span><text:span text:style-name="T15"> </text:span><text:span text:style-name="T6">event</text:span><text:span text:style-name="T15"> SomeEventHandler SomeEvent</text:span><text:span text:style-name="T22">;</text:span><text:span text:style-name="T15"> </text:span></text:p>
          </text:list-item>
        </text:list>
      </text:section>
      <text:section text:style-name="Sect1" text:name="B-1C-R">
        <text:p text:style-name="Standard">????</text:p>
      </text:section>
      <text:section text:style-name="Sect1" text:name="B-2">
        <text:list xml:id="list35621856" text:style-name="L7">
          <text:list-item>
            <text:p text:style-name="P48">Considere o seguinte código: </text:p>
          </text:list-item>
        </text:list>
        <text:section text:style-name="Sect3" text:name="Section2">
          <text:p text:style-name="P9"><text:span text:style-name="T4">interface</text:span><text:span text:style-name="T16"> ITemperatureAlarm </text:span><text:span text:style-name="T20">{</text:span><text:span text:style-name="T16"> </text:span></text:p>
          <text:p text:style-name="P10"><text:span text:style-name="T16"><text:s text:c="2"/></text:span><text:span text:style-name="T4">event</text:span><text:span text:style-name="T16"> EventHandler TooHot</text:span><text:span text:style-name="T20">;</text:span><text:span text:style-name="T16"> </text:span></text:p>
          <text:p text:style-name="P10"><text:span text:style-name="T16"><text:s text:c="2"/></text:span><text:span text:style-name="T29">void</text:span><text:span text:style-name="T16"> triggerHot</text:span><text:span text:style-name="T20">();</text:span><text:span text:style-name="T16"> </text:span></text:p>
          <text:p text:style-name="P10"><text:span text:style-name="T20">}</text:span><text:span text:style-name="T16"> </text:span></text:p>
          <text:p text:style-name="P14"><text:s/></text:p>
          <text:p text:style-name="P10"><text:span text:style-name="T29">class</text:span><text:span text:style-name="T16"> Sensor1 </text:span><text:span text:style-name="T20">:</text:span><text:span text:style-name="T16"> ITemperatureAlarm </text:span><text:span text:style-name="T20">{</text:span><text:span text:style-name="T16"> </text:span></text:p>
          <text:p text:style-name="P10"><text:span text:style-name="T16"><text:s text:c="2"/></text:span><text:span text:style-name="T4">public</text:span><text:span text:style-name="T16"> </text:span><text:span text:style-name="T4">event</text:span><text:span text:style-name="T16"> EventHandler TooHot</text:span><text:span text:style-name="T20">;</text:span><text:span text:style-name="T16"> </text:span></text:p>
          <text:p text:style-name="P10"><text:span text:style-name="T16"><text:s text:c="2"/></text:span><text:span text:style-name="T4">public</text:span><text:span text:style-name="T16"> </text:span><text:span text:style-name="T4">virtual</text:span><text:span text:style-name="T16"> </text:span><text:span text:style-name="T29">void</text:span><text:span text:style-name="T16"> triggerHot</text:span><text:span text:style-name="T20">()</text:span><text:span text:style-name="T16"> </text:span><text:span text:style-name="T20">{</text:span><text:span text:style-name="T16"> </text:span></text:p>
          <text:p text:style-name="P10"><text:span text:style-name="T16"><text:s text:c="4"/>Console</text:span><text:span text:style-name="T20">.</text:span><text:span text:style-name="T16">WriteLine</text:span><text:span text:style-name="T20">(</text:span><text:span text:style-name="T33">"Sensor1"</text:span><text:span text:style-name="T20">);</text:span><text:span text:style-name="T16"> </text:span></text:p>
          <text:p text:style-name="P10"><text:span text:style-name="T16"><text:s text:c="4"/></text:span><text:span text:style-name="T4">if</text:span><text:span text:style-name="T16"> </text:span><text:span text:style-name="T20">(</text:span><text:span text:style-name="T16">TooHot </text:span><text:span text:style-name="T20">!=</text:span><text:span text:style-name="T16"> </text:span><text:span text:style-name="T4">null</text:span><text:span text:style-name="T20">)</text:span><text:span text:style-name="T16"> <text:s/></text:span></text:p>
          <text:p text:style-name="P10"><text:span text:style-name="T16"><text:s text:c="6"/>TooHot</text:span><text:span text:style-name="T20">(</text:span><text:span text:style-name="T4">this</text:span><text:span text:style-name="T20">,</text:span><text:span text:style-name="T16"> EventArgs</text:span><text:span text:style-name="T20">.</text:span><text:span text:style-name="T16">Empty</text:span><text:span text:style-name="T20">);</text:span><text:span text:style-name="T16"> </text:span></text:p>
          <text:p text:style-name="P10"><text:span text:style-name="T16"><text:s text:c="2"/></text:span><text:span text:style-name="T20">}</text:span><text:span text:style-name="T16"> </text:span></text:p>
          <text:p text:style-name="P10"><text:span text:style-name="T20">}</text:span><text:span text:style-name="T16"> </text:span></text:p>
          <text:p text:style-name="P14"><text:s/></text:p>
          <text:p text:style-name="P10"><text:span text:style-name="T29">class</text:span><text:span text:style-name="T16"> Sensor2 </text:span><text:span text:style-name="T20">:</text:span><text:span text:style-name="T16"> Sensor1</text:span><text:span text:style-name="T20">,</text:span><text:span text:style-name="T16">ITemperatureAlarm </text:span><text:span text:style-name="T20">{</text:span><text:span text:style-name="T16"> </text:span></text:p>
          <text:p text:style-name="P10"><text:span text:style-name="T16"><text:s text:c="2"/></text:span><text:span text:style-name="T4">public</text:span><text:span text:style-name="T16"> </text:span><text:span text:style-name="T4">virtual</text:span><text:span text:style-name="T16"> </text:span><text:span text:style-name="T4">event</text:span><text:span text:style-name="T16"> EventHandler TooHot</text:span><text:span text:style-name="T20">;</text:span><text:span text:style-name="T16"> </text:span></text:p>
          <text:p text:style-name="P10"><text:span text:style-name="T16"><text:s text:c="2"/></text:span><text:span text:style-name="T4">public</text:span><text:span text:style-name="T16"> </text:span><text:span text:style-name="T4">new</text:span><text:span text:style-name="T16"> </text:span><text:span text:style-name="T29">void</text:span><text:span text:style-name="T16"> triggerHot</text:span><text:span text:style-name="T20">()</text:span><text:span text:style-name="T16"> </text:span><text:span text:style-name="T20">{</text:span><text:span text:style-name="T16"> </text:span></text:p>
          <text:p text:style-name="P10"><text:span text:style-name="T16"><text:s text:c="5"/>Console</text:span><text:span text:style-name="T20">.</text:span><text:span text:style-name="T16">WriteLine</text:span><text:span text:style-name="T20">(</text:span><text:span text:style-name="T33">"Sensor2"</text:span><text:span text:style-name="T20">);</text:span><text:span text:style-name="T16"> </text:span></text:p>
          <text:p text:style-name="P10"><text:span text:style-name="T16"><text:s text:c="5"/></text:span><text:span text:style-name="T4">if</text:span><text:span text:style-name="T16"> </text:span><text:span text:style-name="T20">(</text:span><text:span text:style-name="T16">TooHot </text:span><text:span text:style-name="T20">!=</text:span><text:span text:style-name="T16"> </text:span><text:span text:style-name="T4">null</text:span><text:span text:style-name="T20">)</text:span><text:span text:style-name="T16"> <text:s/></text:span></text:p>
          <text:p text:style-name="P10"><text:span text:style-name="T16"><text:s text:c="7"/>TooHot</text:span><text:span text:style-name="T20">(</text:span><text:span text:style-name="T4">this</text:span><text:span text:style-name="T20">,</text:span><text:span text:style-name="T16"> EventArgs</text:span><text:span text:style-name="T20">.</text:span><text:span text:style-name="T16">Empty</text:span><text:span text:style-name="T20">);</text:span><text:span text:style-name="T16"> </text:span></text:p>
          <text:p text:style-name="P10"><text:span text:style-name="T16"><text:s text:c="2"/></text:span><text:span text:style-name="T20">}</text:span><text:span text:style-name="T16"> </text:span></text:p>
          <text:p text:style-name="P6">}</text:p>
          <text:p text:style-name="P10"><text:span text:style-name="T29">class</text:span><text:span text:style-name="T16"> Program </text:span><text:span text:style-name="T20">{</text:span><text:span text:style-name="T16"> </text:span></text:p>
          <text:p text:style-name="P10"><text:span text:style-name="T16"><text:s text:c="2"/></text:span><text:span text:style-name="T29">static</text:span><text:span text:style-name="T16"> </text:span><text:span text:style-name="T29">void</text:span><text:span text:style-name="T16"> tooHot</text:span><text:span text:style-name="T20">(</text:span><text:span text:style-name="T16"> </text:span></text:p>
          <text:p text:style-name="P10"><text:span text:style-name="T16"><text:s text:c="11"/></text:span><text:span text:style-name="T4">object</text:span><text:span text:style-name="T16"> src</text:span><text:span text:style-name="T20">,</text:span><text:span text:style-name="T16"> EventArgs args</text:span><text:span text:style-name="T20">){</text:span><text:span text:style-name="T16"> </text:span></text:p>
          <text:p text:style-name="P10"><text:span text:style-name="T16"><text:s text:c="5"/>Console</text:span><text:span text:style-name="T20">.</text:span><text:span text:style-name="T16">WriteLine</text:span><text:span text:style-name="T20">(</text:span><text:span text:style-name="T33">"in hot 1!"</text:span><text:span text:style-name="T20">);</text:span><text:span text:style-name="T16"> </text:span></text:p>
          <text:p text:style-name="P10"><text:span text:style-name="T16"><text:s text:c="2"/></text:span><text:span text:style-name="T20">}</text:span><text:span text:style-name="T16"> </text:span></text:p>
          <text:p text:style-name="P10"><text:span text:style-name="T16"><text:s text:c="2"/></text:span><text:span text:style-name="T29">static</text:span><text:span text:style-name="T16"> </text:span><text:span text:style-name="T29">void</text:span><text:span text:style-name="T16"> tooHot2</text:span><text:span text:style-name="T20">(</text:span><text:span text:style-name="T16"> </text:span></text:p>
          <text:p text:style-name="P10"><text:span text:style-name="T16"><text:s text:c="11"/></text:span><text:span text:style-name="T4">object</text:span><text:span text:style-name="T16"> src</text:span><text:span text:style-name="T20">,</text:span><text:span text:style-name="T16">EventArgs args</text:span><text:span text:style-name="T20">)</text:span><text:span text:style-name="T16"> </text:span><text:span text:style-name="T20">{</text:span><text:span text:style-name="T16"> </text:span></text:p>
          <text:p text:style-name="P10"><text:span text:style-name="T16"><text:s text:c="5"/>Console</text:span><text:span text:style-name="T20">.</text:span><text:span text:style-name="T16">WriteLine</text:span><text:span text:style-name="T20">(</text:span><text:span text:style-name="T33">"in hot 2!"</text:span><text:span text:style-name="T20">);</text:span><text:span text:style-name="T16"> </text:span></text:p>
          <text:p text:style-name="P10"><text:span text:style-name="T16"><text:s text:c="2"/></text:span><text:span text:style-name="T20">}</text:span><text:span text:style-name="T16"> </text:span></text:p>
          <text:p text:style-name="P14"><text:s/></text:p>
          <text:p text:style-name="P10"><text:span text:style-name="T16"><text:s text:c="2"/></text:span><text:span text:style-name="T4">public</text:span><text:span text:style-name="T16"> </text:span><text:span text:style-name="T29">static</text:span><text:span text:style-name="T16"> </text:span><text:span text:style-name="T29">void</text:span><text:span text:style-name="T16"> Main</text:span><text:span text:style-name="T20">()</text:span><text:span text:style-name="T16"> </text:span><text:span text:style-name="T20">{</text:span><text:span text:style-name="T16"> </text:span></text:p>
          <text:p text:style-name="P10"><text:span text:style-name="T16"><text:s text:c="4"/>Sensor2 s2 </text:span><text:span text:style-name="T20">=</text:span><text:span text:style-name="T16"> </text:span><text:span text:style-name="T4">new</text:span><text:span text:style-name="T16"> Sensor2</text:span><text:span text:style-name="T20">();</text:span><text:span text:style-name="T16"> </text:span></text:p>
          <text:p text:style-name="P10"><text:span text:style-name="T16"><text:s text:c="4"/>ITemperatureAlarm si </text:span><text:span text:style-name="T20">=</text:span><text:span text:style-name="T16"> s2</text:span><text:span text:style-name="T20">;</text:span><text:span text:style-name="T16"> </text:span></text:p>
          <text:p text:style-name="P10"><text:span text:style-name="T16"><text:s text:c="4"/>Sensor1 s1 </text:span><text:span text:style-name="T20">=</text:span><text:span text:style-name="T16"> </text:span><text:span text:style-name="T20">(</text:span><text:span text:style-name="T16">Sensor1</text:span><text:span text:style-name="T20">)</text:span><text:span text:style-name="T16">si</text:span><text:span text:style-name="T20">;</text:span><text:span text:style-name="T16"> </text:span></text:p>
          <text:p text:style-name="P10"><text:span text:style-name="T16"><text:s text:c="4"/>si</text:span><text:span text:style-name="T20">.</text:span><text:span text:style-name="T16">TooHot </text:span><text:span text:style-name="T20">+=</text:span><text:span text:style-name="T16"> tooHot</text:span><text:span text:style-name="T20">;</text:span><text:span text:style-name="T16"> </text:span></text:p>
          <text:p text:style-name="P10"><text:span text:style-name="T16"><text:s text:c="4"/>s1</text:span><text:span text:style-name="T20">.</text:span><text:span text:style-name="T16">TooHot </text:span><text:span text:style-name="T20">+=</text:span><text:span text:style-name="T16"> tooHot</text:span><text:span text:style-name="T20">;</text:span><text:span text:style-name="T16"> </text:span></text:p>
          <text:p text:style-name="P10"><text:span text:style-name="T16"><text:s text:c="4"/>s2</text:span><text:span text:style-name="T20">.</text:span><text:span text:style-name="T16">TooHot </text:span><text:span text:style-name="T20">+=</text:span><text:span text:style-name="T16"> tooHot2</text:span><text:span text:style-name="T20">;</text:span><text:span text:style-name="T16"> </text:span></text:p>
          <text:p text:style-name="P10"><text:span text:style-name="T16"><text:s text:c="4"/>si</text:span><text:span text:style-name="T20">.</text:span><text:span text:style-name="T16">triggerHot</text:span><text:span text:style-name="T20">();</text:span><text:span text:style-name="T16"> </text:span></text:p>
          <text:p text:style-name="P10"><text:span text:style-name="T16"><text:s text:c="4"/>s1</text:span><text:span text:style-name="T20">.</text:span><text:span text:style-name="T16">triggerHot</text:span><text:span text:style-name="T20">();</text:span><text:span text:style-name="T16"> </text:span></text:p>
          <text:p text:style-name="P10"><text:span text:style-name="T16"><text:s text:c="4"/>s2</text:span><text:span text:style-name="T20">.</text:span><text:span text:style-name="T16">triggerHot</text:span><text:span text:style-name="T20">();</text:span><text:span text:style-name="T16"> </text:span></text:p>
          <text:p text:style-name="P10"><text:span text:style-name="T16"><text:s text:c="2"/></text:span><text:span text:style-name="T20">}</text:span><text:span text:style-name="T16"> </text:span></text:p>
          <text:p text:style-name="P4"><text:span text:style-name="T22">}</text:span><text:span text:style-name="T15"> </text:span></text:p>
        </text:section>
      </text:section>
      <text:section text:style-name="Sect1" text:name="B-2A">
        <text:list xml:id="list35626501" text:style-name="L8">
          <text:list-item>
            <text:p text:style-name="P40">Usando o ildasm verifica-se que a assinatura (simplificada) do método de registo no evento TooHot na classe Sensor1 é: </text:p>
            <text:p text:style-name="P50">newslot virtual final instance void add_TooHot(class [mscorlib]System.EventHandler 'value') </text:p>
            <text:p text:style-name="P40">enquanto que no evento definido na classe Sensor2 é: </text:p>
            <text:p text:style-name="P50">newslot virtual instance void add_TooHot(class [mscorlib]System.EventHandler 'value') </text:p>
            <text:p text:style-name="P40">Justifique as diferenças observadas na assinatura dos dois métodos. </text:p>
          </text:list-item>
        </text:list>
      </text:section>
      <text:section text:style-name="Sect1" text:name="B-2A-R">
        <text:p text:style-name="P11">Uma vez que na classe base Sensor1 a implementação dos métodos da interface não é declarada "virtual", a implementação do método é declarada por omissão como final.</text:p>
      </text:section>
      <text:section text:style-name="Sect1" text:name="B-2B">
        <text:list xml:id="list36460495" text:continue-numbering="true" text:style-name="L8">
          <text:list-item>
            <text:p text:style-name="P40">Indique, justificando, qual a saída resultante da execução do código apresentado. </text:p>
          </text:list-item>
        </text:list>
      </text:section>
      <text:section text:style-name="Sect1" text:name="B-2B-R">
        <text:p text:style-name="P11"><text:s text:c="4"/>Sensor2 s2 = new Sensor2(); </text:p>
        <text:p text:style-name="P11"><text:s text:c="4"/>ITemperatureAlarm si = s2; </text:p>
        <text:p text:style-name="P11"><text:s text:c="4"/>Sensor1 s1 = (Sensor1)si; </text:p>
        <text:p text:style-name="P11"><text:s text:c="4"/>si.TooHot += tooHot; <text:tab/>//(SI &amp;&amp; S2) Sensor2 + in hot 1!</text:p>
        <text:p text:style-name="P11"><text:s text:c="4"/>s1.TooHot += tooHot; <text:tab/>//Sensor1 + in hot 1!</text:p>
        <text:p text:style-name="P11"><text:s text:c="4"/>s2.TooHot += tooHot2; <text:tab/>//(SI &amp;&amp; S2) Sensor2 + in hot 1!+ in hot 2!</text:p>
        <text:p text:style-name="P11"><text:s text:c="4"/>si.triggerHot(); </text:p>
        <text:p text:style-name="P11"><text:s text:c="4"/>s1.triggerHot(); </text:p>
        <text:p text:style-name="P11"><text:s text:c="4"/>s2.triggerHot(); </text:p>
        <text:p text:style-name="P11"/>
        <text:p text:style-name="P11"><text:s text:c="4"/>Porque SI referencia o mesmo objecto S2</text:p>
      </text:section>
      <text:section text:style-name="Sect1" text:name="B-3">
        <text:list xml:id="list35627763" text:style-name="L9">
          <text:list-item>
            <text:p text:style-name="P41">Indique, justificando, o output do seguinte troço de código:</text:p>
          </text:list-item>
        </text:list>
        <text:p text:style-name="P1"><text:span text:style-name="T29">class</text:span><text:span text:style-name="T16"> Program</text:span><text:span text:style-name="T20">{</text:span><text:span text:style-name="T13"> </text:span></text:p>
        <text:p text:style-name="P5"><text:span text:style-name="T12"><text:s text:c="5"/></text:span><text:span text:style-name="T3">public</text:span><text:span text:style-name="T12"> </text:span><text:span text:style-name="T26">static</text:span><text:span text:style-name="T12"> </text:span><text:span text:style-name="T26">void</text:span><text:span text:style-name="T12"> M1</text:span><text:span text:style-name="T19">(</text:span><text:span text:style-name="T26">int</text:span><text:span text:style-name="T12"> v</text:span><text:span text:style-name="T19">)</text:span><text:span text:style-name="T12"> </text:span><text:span text:style-name="T19">{</text:span><text:span text:style-name="T12"> Console</text:span><text:span text:style-name="T19">.</text:span><text:span text:style-name="T12">WriteLine</text:span><text:span text:style-name="T19">(</text:span><text:span text:style-name="T12">v</text:span><text:span text:style-name="T19">);</text:span><text:span text:style-name="T12"> </text:span><text:span text:style-name="T19">}</text:span><text:span text:style-name="T12"> </text:span></text:p>
        <text:p text:style-name="P5"><text:span text:style-name="T12"><text:s text:c="5"/></text:span><text:span text:style-name="T3">public</text:span><text:span text:style-name="T12"> </text:span><text:span text:style-name="T26">static</text:span><text:span text:style-name="T12"> </text:span><text:span text:style-name="T26">void</text:span><text:span text:style-name="T12"> M2</text:span><text:span text:style-name="T19">(</text:span><text:span text:style-name="T26">int</text:span><text:span text:style-name="T12"> v</text:span><text:span text:style-name="T19">)</text:span><text:span text:style-name="T12"> </text:span><text:span text:style-name="T19">{</text:span><text:span text:style-name="T12"> Console</text:span><text:span text:style-name="T19">.</text:span><text:span text:style-name="T12">WriteLine</text:span><text:span text:style-name="T19">(</text:span><text:span text:style-name="T35">2</text:span><text:span text:style-name="T19">*</text:span><text:span text:style-name="T12">v</text:span><text:span text:style-name="T19">);</text:span><text:span text:style-name="T12"> </text:span><text:span text:style-name="T19">}</text:span><text:span text:style-name="T12"> </text:span></text:p>
        <text:p text:style-name="P5"><text:span text:style-name="T12"><text:s text:c="5"/></text:span><text:span text:style-name="T26">static</text:span><text:span text:style-name="T12"> </text:span><text:span text:style-name="T26">void</text:span><text:span text:style-name="T12"> Main</text:span><text:span text:style-name="T19">(</text:span><text:span text:style-name="T26">string</text:span><text:span text:style-name="T19">[]</text:span><text:span text:style-name="T12"> args</text:span><text:span text:style-name="T19">){</text:span><text:span text:style-name="T12"> </text:span></text:p>
        <text:p text:style-name="P5"><text:span text:style-name="T12"><text:s text:c="7"/>Action</text:span><text:span text:style-name="T19">&lt;</text:span><text:span text:style-name="T26">int</text:span><text:span text:style-name="T19">&gt;</text:span><text:span text:style-name="T12"> a </text:span><text:span text:style-name="T19">=</text:span><text:span text:style-name="T12"> </text:span><text:span text:style-name="T3">new</text:span><text:span text:style-name="T12"> Action</text:span><text:span text:style-name="T19">&lt;</text:span><text:span text:style-name="T26">int</text:span><text:span text:style-name="T19">&gt;(</text:span><text:span text:style-name="T12">M1</text:span><text:span text:style-name="T19">);</text:span><text:span text:style-name="T12"> </text:span></text:p>
        <text:p text:style-name="P5"><text:span text:style-name="T12"><text:s text:c="7"/>Action</text:span><text:span text:style-name="T19">&lt;</text:span><text:span text:style-name="T26">int</text:span><text:span text:style-name="T19">&gt;</text:span><text:span text:style-name="T12"> b </text:span><text:span text:style-name="T19">=</text:span><text:span text:style-name="T12"> </text:span><text:span text:style-name="T3">new</text:span><text:span text:style-name="T12"> Action</text:span><text:span text:style-name="T19">&lt;</text:span><text:span text:style-name="T26">int</text:span><text:span text:style-name="T19">&gt;(</text:span><text:span text:style-name="T12">M2</text:span><text:span text:style-name="T19">);</text:span><text:span text:style-name="T12"> </text:span></text:p>
        <text:p text:style-name="P5"><text:span text:style-name="T12"><text:s text:c="7"/>a </text:span><text:span text:style-name="T19">+=</text:span><text:span text:style-name="T12"> b</text:span><text:span text:style-name="T19">;</text:span><text:span text:style-name="T12"> b </text:span><text:span text:style-name="T19">=</text:span><text:span text:style-name="T12"> </text:span><text:span text:style-name="T3">new</text:span><text:span text:style-name="T12"> Action</text:span><text:span text:style-name="T19">&lt;</text:span><text:span text:style-name="T26">int</text:span><text:span text:style-name="T19">&gt;(</text:span><text:span text:style-name="T12">M1</text:span><text:span text:style-name="T19">);</text:span><text:span text:style-name="T12"> </text:span></text:p>
        <text:p text:style-name="P5"><text:span text:style-name="T12"><text:s text:c="7"/>a</text:span><text:span text:style-name="T19">(</text:span><text:span text:style-name="T35">5</text:span><text:span text:style-name="T19">);</text:span><text:span text:style-name="T12"> </text:span></text:p>
        <text:p text:style-name="P5"><text:soft-page-break/><text:span text:style-name="T12"><text:s text:c="6"/></text:span><text:span text:style-name="T19">}</text:span><text:span text:style-name="T12"> </text:span></text:p>
        <text:p text:style-name="P7">}</text:p>
      </text:section>
      <text:section text:style-name="Sect1" text:name="B-3-R">
        <text:p text:style-name="P11"><text:tab/>Como existe a combinação de Actions (M1 e M2), o output é 5 e depois 10.</text:p>
        <text:p text:style-name="P11"><text:tab/>A alteração da Action b não produz alteração porque a lista de delegates já havia sido actualizada.</text:p>
      </text:section>
      <text:section text:style-name="Sect1" text:name="B-4">
        <text:list xml:id="list35615162" text:style-name="L10">
          <text:list-item>
            <text:p text:style-name="P42">Pretende-se implementar a classe FibonacciSequence que representa uma sequência enumerável dos valores da série de Fibonacci. Cada Enumerador retornado por instâncias desta classe retorna o próximo valor da série por cada iteração. <text:s text:c="2"/>A listagem seguinte apresente um exemplo de utilização desta classe bem como o respectivo <text:s/>output. </text:p>
          </text:list-item>
        </text:list>
        <text:p text:style-name="P9"><text:span text:style-name="T4">public</text:span><text:span text:style-name="T13"> </text:span><text:span text:style-name="T27">static</text:span><text:span text:style-name="T13"> </text:span><text:span text:style-name="T27">void</text:span><text:span text:style-name="T13"> Main</text:span><text:span text:style-name="T20">()</text:span><text:span text:style-name="T13"> </text:span><text:span text:style-name="T20">{</text:span><text:span text:style-name="T13"> </text:span></text:p>
        <text:p text:style-name="P12"><text:span text:style-name="T13"><text:s text:c="3"/>FibonacciSequence fs </text:span><text:span text:style-name="T21">=</text:span><text:span text:style-name="T13"> </text:span><text:span text:style-name="T5">new</text:span><text:span text:style-name="T13"> FibonacciSequence</text:span><text:span text:style-name="T21">();</text:span><text:span text:style-name="T13"> </text:span></text:p>
        <text:p text:style-name="P12"><text:span text:style-name="T13"><text:s text:c="3"/>IEnumerator</text:span><text:span text:style-name="T21">&lt;</text:span><text:span text:style-name="T27">int</text:span><text:span text:style-name="T21">&gt;</text:span><text:span text:style-name="T13"> fsEnum </text:span><text:span text:style-name="T21">=</text:span><text:span text:style-name="T13"> fs</text:span><text:span text:style-name="T21">.</text:span><text:span text:style-name="T13">GetEnumerator</text:span><text:span text:style-name="T21">();</text:span><text:span text:style-name="T13"> </text:span></text:p>
        <text:p text:style-name="P12"><text:span text:style-name="T13"><text:s text:c="3"/></text:span><text:span text:style-name="T5">for</text:span><text:span text:style-name="T13"> </text:span><text:span text:style-name="T21">(</text:span><text:span text:style-name="T27">int</text:span><text:span text:style-name="T13"> i </text:span><text:span text:style-name="T21">=</text:span><text:span text:style-name="T13"> </text:span><text:span text:style-name="T36">0</text:span><text:span text:style-name="T21">;</text:span><text:span text:style-name="T13"> i </text:span><text:span text:style-name="T21">&lt;</text:span><text:span text:style-name="T13"> </text:span><text:span text:style-name="T36">10</text:span><text:span text:style-name="T21">;</text:span><text:span text:style-name="T13"> i</text:span><text:span text:style-name="T21">++)</text:span><text:span text:style-name="T13"> </text:span><text:span text:style-name="T21">{</text:span><text:span text:style-name="T13"> </text:span></text:p>
        <text:p text:style-name="P12"><text:span text:style-name="T13"><text:s text:c="6"/>fsEnum</text:span><text:span text:style-name="T21">.</text:span><text:span text:style-name="T13">MoveNext</text:span><text:span text:style-name="T21">();</text:span><text:span text:style-name="T13"> </text:span></text:p>
        <text:p text:style-name="P12"><text:span text:style-name="T13"><text:s text:c="6"/>Console</text:span><text:span text:style-name="T21">.</text:span><text:span text:style-name="T13">WriteLine</text:span><text:span text:style-name="T21">(</text:span><text:span text:style-name="T32">"F'({0})' = {1}"</text:span><text:span text:style-name="T21">,</text:span><text:span text:style-name="T13"> i</text:span><text:span text:style-name="T21">,</text:span><text:span text:style-name="T13"> fsEnum</text:span><text:span text:style-name="T21">.</text:span><text:span text:style-name="T13">Current</text:span><text:span text:style-name="T21">);</text:span><text:span text:style-name="T13"> </text:span></text:p>
        <text:p text:style-name="P12"><text:span text:style-name="T13"><text:s text:c="3"/></text:span><text:span text:style-name="T21">}</text:span><text:span text:style-name="T13"> </text:span></text:p>
        <text:p text:style-name="P6">}</text:p>
        <text:p text:style-name="P6">OutPut:</text:p>
        <text:p text:style-name="P6">F'(0)' = 0</text:p>
        <text:p text:style-name="P6">F'(1)' = 1</text:p>
        <text:p text:style-name="P6">F'(2)' = 1</text:p>
        <text:p text:style-name="P6">F'(3)' = 2</text:p>
        <text:p text:style-name="P6">F'(4)' = 3</text:p>
        <text:p text:style-name="P6">F'(5)' = 5</text:p>
        <text:p text:style-name="P6">F'(6)' = 8</text:p>
        <text:p text:style-name="P6">F'(7)' = 13</text:p>
        <text:p text:style-name="P6">F'(8)' = 21</text:p>
        <text:p text:style-name="P6">F'(9)' = 34</text:p>
      </text:section>
      <text:section text:style-name="Sect1" text:name="B-4A">
        <text:list xml:id="list35618655" text:style-name="L11">
          <text:list-item>
            <text:p text:style-name="P43">Implemente a classe FibonacciSequence sem o suporte para enumeradores, existente na linguagem C#.</text:p>
          </text:list-item>
        </text:list>
      </text:section>
      <text:section text:style-name="Sect1" text:name="B-4A-R">
        <text:p text:style-name="Standard"/>
      </text:section>
      <text:section text:style-name="Sect1" text:name="B-4B">
        <text:list xml:id="list36473094" text:continue-numbering="true" text:style-name="L11">
          <text:list-item>
            <text:p text:style-name="P43">Implemente a classe FibonacciSequence utilizando o suporte para enumeradores existente na linguagem C#. </text:p>
          </text:list-item>
        </text:list>
      </text:section>
      <text:section text:style-name="Sect1" text:name="B-4B-R">
        <text:p text:style-name="P53"><text:span text:style-name="T47"><text:s text:c="4"/></text:span><text:span text:style-name="T10">class</text:span><text:span text:style-name="T43"> </text:span><text:span text:style-name="T46">FibonacciSequence</text:span><text:span text:style-name="T43"> : </text:span><text:span text:style-name="T46">IEnumerable</text:span></text:p>
        <text:p text:style-name="P51"><text:s text:c="4"/>{</text:p>
        <text:p text:style-name="P53"><text:span text:style-name="T43"><text:s text:c="8"/></text:span><text:span text:style-name="T10">class</text:span><text:span text:style-name="T43"> </text:span><text:span text:style-name="T46">myIterator</text:span><text:span text:style-name="T43"> : </text:span><text:span text:style-name="T46">IEnumerator</text:span></text:p>
        <text:p text:style-name="P51"><text:s text:c="8"/>{</text:p>
        <text:p text:style-name="P53"><text:span text:style-name="T43"><text:s text:c="12"/></text:span><text:span text:style-name="T10">private</text:span><text:span text:style-name="T43"> </text:span><text:span text:style-name="T10">int</text:span><text:span text:style-name="T43"> prev;</text:span></text:p>
        <text:p text:style-name="P53"><text:span text:style-name="T43"><text:s text:c="12"/></text:span><text:span text:style-name="T10">private</text:span><text:span text:style-name="T43"> </text:span><text:span text:style-name="T10">int</text:span><text:span text:style-name="T43"> next;</text:span></text:p>
        <text:p text:style-name="P53"><text:span text:style-name="T43"><text:s text:c="12"/></text:span><text:span text:style-name="T10">public</text:span><text:span text:style-name="T43"> myIterator()</text:span></text:p>
        <text:p text:style-name="P51"><text:s text:c="12"/>{</text:p>
        <text:p text:style-name="P51"><text:s text:c="16"/>Reset();</text:p>
        <text:p text:style-name="P51"><text:s text:c="12"/>}</text:p>
        <text:p text:style-name="P53"><text:span text:style-name="T43"><text:s text:c="12"/></text:span><text:span text:style-name="T10">public</text:span><text:span text:style-name="T43"> </text:span><text:span text:style-name="T10">object</text:span><text:span text:style-name="T43"> Current</text:span></text:p>
        <text:p text:style-name="P51"><text:s text:c="12"/>{</text:p>
        <text:p text:style-name="P53"><text:span text:style-name="T43"><text:s text:c="16"/></text:span><text:span text:style-name="T10">get</text:span><text:span text:style-name="T43"> { </text:span><text:span text:style-name="T10">return</text:span><text:span text:style-name="T43"> prev; }</text:span></text:p>
        <text:p text:style-name="P51"><text:s text:c="12"/>}</text:p>
        <text:p text:style-name="P53"><text:span text:style-name="T43"><text:s text:c="12"/></text:span><text:span text:style-name="T10">public</text:span><text:span text:style-name="T43"> </text:span><text:span text:style-name="T10">bool</text:span><text:span text:style-name="T43"> MoveNext()</text:span></text:p>
        <text:p text:style-name="P51"><text:s text:c="12"/>{</text:p>
        <text:p text:style-name="P53"><text:span text:style-name="T43"><text:s text:c="16"/></text:span><text:span text:style-name="T10">if</text:span><text:span text:style-name="T43"> (next == 0 &amp;&amp; prev == 0)</text:span></text:p>
        <text:p text:style-name="P51"><text:s text:c="16"/>{</text:p>
        <text:p text:style-name="P51"><text:s text:c="20"/>next = 1;</text:p>
        <text:p text:style-name="P53"><text:span text:style-name="T43"><text:s text:c="20"/></text:span><text:span text:style-name="T10">return</text:span><text:span text:style-name="T43"> </text:span><text:span text:style-name="T10">true</text:span><text:span text:style-name="T43">;</text:span></text:p>
        <text:p text:style-name="P51"><text:s text:c="16"/>}</text:p>
        <text:p text:style-name="P51"><text:s text:c="16"/></text:p>
        <text:p text:style-name="P53"><text:span text:style-name="T43"><text:s text:c="16"/></text:span><text:span text:style-name="T10">int</text:span><text:span text:style-name="T43"> t = prev + next;</text:span></text:p>
        <text:p text:style-name="P51"><text:s text:c="16"/>prev = next;</text:p>
        <text:p text:style-name="P51"><text:s text:c="16"/>next = t;</text:p>
        <text:p text:style-name="P51"><text:s text:c="16"/></text:p>
        <text:p text:style-name="P53"><text:span text:style-name="T43"><text:s text:c="16"/></text:span><text:span text:style-name="T10">return</text:span><text:span text:style-name="T43"> </text:span><text:span text:style-name="T10">true</text:span><text:span text:style-name="T43">;</text:span></text:p>
        <text:p text:style-name="P51"><text:s text:c="12"/>}</text:p>
        <text:p text:style-name="P51"/>
        <text:p text:style-name="P53"><text:span text:style-name="T43"><text:s text:c="12"/></text:span><text:span text:style-name="T10">public</text:span><text:span text:style-name="T43"> </text:span><text:span text:style-name="T10">void</text:span><text:span text:style-name="T43"> Reset()</text:span></text:p>
        <text:p text:style-name="P51"><text:s text:c="12"/>{</text:p>
        <text:p text:style-name="P51"><text:s text:c="16"/>prev = 0;</text:p>
        <text:p text:style-name="P51"><text:s text:c="16"/>next = 0;</text:p>
        <text:p text:style-name="P51"><text:s text:c="12"/>}</text:p>
        <text:p text:style-name="P51"><text:s text:c="8"/>}</text:p>
        <text:p text:style-name="P53"><text:span text:style-name="T43"><text:s text:c="8"/></text:span><text:span text:style-name="T10">public</text:span><text:span text:style-name="T43"> </text:span><text:span text:style-name="T46">IEnumerator</text:span><text:span text:style-name="T43"> GetEnumerator()</text:span></text:p>
        <text:p text:style-name="P51"><text:s text:c="8"/>{</text:p>
        <text:p text:style-name="P53"><text:span text:style-name="T43"><text:s text:c="12"/></text:span><text:span text:style-name="T10">return</text:span><text:span text:style-name="T43"> </text:span><text:span text:style-name="T10">new</text:span><text:span text:style-name="T43"> </text:span><text:span text:style-name="T46">myIterator</text:span><text:span text:style-name="T43">();</text:span></text:p>
        <text:p text:style-name="P51"><text:s text:c="8"/>}</text:p>
        <text:p text:style-name="P53"><text:span text:style-name="T43"><text:s text:c="8"/></text:span><text:span text:style-name="T46">IEnumerator</text:span><text:span text:style-name="T43"> </text:span><text:span text:style-name="T46">IEnumerable</text:span><text:span text:style-name="T43">.GetEnumerator()</text:span></text:p>
        <text:p text:style-name="P51"><text:s text:c="8"/>{</text:p>
        <text:p text:style-name="P53"><text:span text:style-name="T43"><text:s text:c="12"/></text:span><text:span text:style-name="T10">return</text:span><text:span text:style-name="T43"> </text:span><text:span text:style-name="T10">new</text:span><text:span text:style-name="T43"> </text:span><text:span text:style-name="T46">myIterator</text:span><text:span text:style-name="T43">();</text:span></text:p>
        <text:p text:style-name="P51"><text:s text:c="8"/>}</text:p>
        <text:p text:style-name="P51"><text:s text:c="4"/>}</text:p>
        <text:p text:style-name="P52"/>
      </text:section>
      <text:section text:style-name="Sect1" text:name="B-4C">
        <text:list xml:id="list36447629" text:continue-numbering="true" text:style-name="L11">
          <text:list-item>
            <text:p text:style-name="P37"><text:soft-page-break/>Que cuidados deve ser tidos em consideração, no código de utilização de instâncias desta classe? </text:p>
          </text:list-item>
        </text:list>
      </text:section>
      <text:section text:style-name="Sect1" text:name="B-4C-R">
        <text:p text:style-name="Standard">????</text:p>
      </text:section>
      <text:section text:style-name="Sect1" text:name="B-5">
        <text:list xml:id="list35615082" text:style-name="L12">
          <text:list-item>
            <text:p text:style-name="P44">Indique, justificando, o problema existente no código seguinte:</text:p>
          </text:list-item>
        </text:list>
        <text:p text:style-name="P9"><text:span text:style-name="T16"><text:s text:c="3"/></text:span><text:span text:style-name="T29">class</text:span><text:span text:style-name="T16"> TargetMethods </text:span><text:span text:style-name="T20">{</text:span><text:span text:style-name="T13"> </text:span></text:p>
        <text:p text:style-name="P12"><text:span text:style-name="T13"><text:s text:c="10"/></text:span><text:span text:style-name="T5">delegate</text:span><text:span text:style-name="T13"> </text:span><text:span text:style-name="T27">void</text:span><text:span text:style-name="T13"> Action</text:span><text:span text:style-name="T21">(</text:span><text:span text:style-name="T27">int</text:span><text:span text:style-name="T13"> x</text:span><text:span text:style-name="T21">);</text:span><text:span text:style-name="T13"> <text:s/></text:span></text:p>
        <text:p text:style-name="P12"><text:span text:style-name="T13"><text:s text:c="10"/></text:span><text:span text:style-name="T5">delegate</text:span><text:span text:style-name="T13"> </text:span><text:span text:style-name="T27">void</text:span><text:span text:style-name="T13"> OtherAction</text:span><text:span text:style-name="T21">(</text:span><text:span text:style-name="T27">int</text:span><text:span text:style-name="T13"> x</text:span><text:span text:style-name="T21">);</text:span><text:span text:style-name="T13"> <text:s text:c="2"/></text:span></text:p>
        <text:p text:style-name="P12"><text:span text:style-name="T13"><text:s text:c="8"/></text:span><text:span text:style-name="T5">public</text:span><text:span text:style-name="T13"> </text:span><text:span text:style-name="T27">static</text:span><text:span text:style-name="T13"> </text:span><text:span text:style-name="T27">void</text:span><text:span text:style-name="T13"> DoAction</text:span><text:span text:style-name="T21">(</text:span><text:span text:style-name="T13">Action a</text:span><text:span text:style-name="T21">,</text:span><text:span text:style-name="T13"> </text:span><text:span text:style-name="T27">int</text:span><text:span text:style-name="T13"> i</text:span><text:span text:style-name="T21">)</text:span><text:span text:style-name="T13"> </text:span><text:span text:style-name="T21">{</text:span><text:span text:style-name="T13"> a</text:span><text:span text:style-name="T21">(</text:span><text:span text:style-name="T13">i</text:span><text:span text:style-name="T21">);</text:span><text:span text:style-name="T13"> </text:span><text:span text:style-name="T21">}</text:span><text:span text:style-name="T13"> </text:span></text:p>
        <text:p text:style-name="P12"><text:span text:style-name="T13"><text:s text:c="10"/></text:span><text:span text:style-name="T5">public</text:span><text:span text:style-name="T13"> </text:span><text:span text:style-name="T27">static</text:span><text:span text:style-name="T13"> </text:span><text:span text:style-name="T27">void</text:span><text:span text:style-name="T13"> SomeAction</text:span><text:span text:style-name="T21">(</text:span><text:span text:style-name="T27">int</text:span><text:span text:style-name="T13"> i</text:span><text:span text:style-name="T21">)</text:span><text:span text:style-name="T13"> </text:span><text:span text:style-name="T21">{</text:span><text:span text:style-name="T13"> Console</text:span><text:span text:style-name="T21">.</text:span><text:span text:style-name="T13">WriteLine</text:span><text:span text:style-name="T21">(</text:span><text:span text:style-name="T13">i</text:span><text:span text:style-name="T21">);}</text:span><text:span text:style-name="T13"> </text:span></text:p>
        <text:p text:style-name="P13"><text:s/></text:p>
        <text:p text:style-name="P12"><text:span text:style-name="T13"><text:s text:c="10"/></text:span><text:span text:style-name="T5">public</text:span><text:span text:style-name="T13"> </text:span><text:span text:style-name="T27">static</text:span><text:span text:style-name="T13"> </text:span><text:span text:style-name="T27">void</text:span><text:span text:style-name="T13"> Test</text:span><text:span text:style-name="T21">()</text:span><text:span text:style-name="T13"> </text:span><text:span text:style-name="T21">{</text:span><text:span text:style-name="T13"> </text:span></text:p>
        <text:p text:style-name="P12"><text:span text:style-name="T13"><text:s text:c="12"/>OtherAction o </text:span><text:span text:style-name="T21">=</text:span><text:span text:style-name="T13"> SomeAction</text:span><text:span text:style-name="T21">;</text:span><text:span text:style-name="T13"> </text:span></text:p>
        <text:p text:style-name="P12"><text:span text:style-name="T13"><text:s text:c="12"/>DoAction</text:span><text:span text:style-name="T21">(</text:span><text:span text:style-name="T13">SomeAction</text:span><text:span text:style-name="T21">,</text:span><text:span text:style-name="T13"> </text:span><text:span text:style-name="T36">10</text:span><text:span text:style-name="T21">);</text:span><text:span text:style-name="T13"> </text:span></text:p>
        <text:p text:style-name="P12"><text:span text:style-name="T13"><text:s text:c="12"/>DoAction</text:span><text:span text:style-name="T21">(</text:span><text:span text:style-name="T13">o</text:span><text:span text:style-name="T21">,</text:span><text:span text:style-name="T13"> </text:span><text:span text:style-name="T36">10</text:span><text:span text:style-name="T21">);</text:span><text:span text:style-name="T13"> </text:span></text:p>
        <text:p text:style-name="P12"><text:span text:style-name="T13"><text:s text:c="8"/></text:span><text:span text:style-name="T21">}</text:span><text:span text:style-name="T13"> </text:span></text:p>
        <text:p text:style-name="P12"><text:span text:style-name="T13"><text:s text:c="5"/></text:span><text:span text:style-name="T21">}</text:span><text:span text:style-name="T13"> </text:span></text:p>
      </text:section>
      <text:section text:style-name="Sect1" text:name="B-5-R">
        <text:p text:style-name="P11">O problema está que DoAction tem como argumento uma delegate diferente, apesar de terem a mesma assinatura.</text:p>
      </text:section>
      <text:p text:style-name="Standard"/>
      <text:p text:style-name="P24">C. Genéricos, Métodos de extensão</text:p>
      <text:section text:style-name="Sect1" text:name="C-1">
        <text:list xml:id="list35614827" text:style-name="L13">
          <text:list-item>
            <text:p text:style-name="P28">Considere o seguinte troço de código C#. Qual o output resultante da invocação do método f?</text:p>
          </text:list-item>
        </text:list>
        <text:p text:style-name="P11"><text:span text:style-name="T30">class</text:span><text:span text:style-name="T17"> GenericClass</text:span><text:span text:style-name="T21">&lt;</text:span><text:span text:style-name="T13">T</text:span><text:span text:style-name="T21">&gt;{</text:span><text:span text:style-name="T13"> </text:span></text:p>
        <text:p text:style-name="P12"><text:span text:style-name="T13"><text:s text:c="3"/></text:span><text:span text:style-name="T5">public</text:span><text:span text:style-name="T13"> </text:span><text:span text:style-name="T27">static</text:span><text:span text:style-name="T13"> </text:span><text:span text:style-name="T27">int</text:span><text:span text:style-name="T13"> aField</text:span><text:span text:style-name="T21">=</text:span><text:span text:style-name="T36">1</text:span><text:span text:style-name="T21">;</text:span><text:span text:style-name="T13"> </text:span></text:p>
        <text:p text:style-name="P12"><text:span text:style-name="T13"><text:s text:c="3"/></text:span><text:span text:style-name="T5">public</text:span><text:span text:style-name="T13"> </text:span><text:span text:style-name="T27">static</text:span><text:span text:style-name="T13"> </text:span><text:span text:style-name="T27">void</text:span><text:span text:style-name="T13"> f</text:span><text:span text:style-name="T21">(</text:span><text:span text:style-name="T13"> </text:span><text:span text:style-name="T21">){</text:span><text:span text:style-name="T13"> </text:span></text:p>
        <text:p text:style-name="P12"><text:span text:style-name="T13"><text:s text:c="6"/>GenericClass</text:span><text:span text:style-name="T21">&lt;</text:span><text:span text:style-name="T27">int</text:span><text:span text:style-name="T21">&gt;.</text:span><text:span text:style-name="T13">aField</text:span><text:span text:style-name="T21">=</text:span><text:span text:style-name="T36">10</text:span><text:span text:style-name="T21">;</text:span><text:span text:style-name="T13"> </text:span></text:p>
        <text:p text:style-name="P12"><text:span text:style-name="T13"><text:s text:c="6"/>Console</text:span><text:span text:style-name="T21">.</text:span><text:span text:style-name="T13">WriteLine</text:span><text:span text:style-name="T21">(</text:span><text:span text:style-name="T13">GenericClass</text:span><text:span text:style-name="T21">&lt;</text:span><text:span text:style-name="T27">int</text:span><text:span text:style-name="T21">&gt;.</text:span><text:span text:style-name="T13">aField </text:span><text:span text:style-name="T21">+</text:span><text:span text:style-name="T13"> GenericClass</text:span><text:span text:style-name="T21">&lt;</text:span><text:span text:style-name="T27">char</text:span><text:span text:style-name="T21">&gt;.</text:span><text:span text:style-name="T13">aField</text:span><text:span text:style-name="T21">);</text:span><text:span text:style-name="T13"> </text:span></text:p>
        <text:p text:style-name="P12"><text:span text:style-name="T13"><text:s text:c="3"/></text:span><text:span text:style-name="T21">}</text:span><text:span text:style-name="T13"> </text:span></text:p>
        <text:p text:style-name="P6">}</text:p>
      </text:section>
      <text:section text:style-name="Sect1" text:name="C-1-R">
        <text:p text:style-name="P20">11, porque são criadas duas instancias diferentes (int e char) para o campo afield.</text:p>
      </text:section>
      <text:section text:style-name="Sect1" text:name="C-2">
        <text:list xml:id="list35603015" text:style-name="L14">
          <text:list-item>
            <text:p text:style-name="P29">Complete o método Accumulate, que recebe como argumentos uma sequência de elementos, um elemento seed e uma função acumuladora, retornando a sequência resultante da aplicação da função acumuladora.</text:p>
          </text:list-item>
        </text:list>
        <text:p text:style-name="P19"><text:tab/>IEnumerable&lt;T&gt; Accumulate&lt;T&gt;(IEnumerable&lt;T&gt; source, T seed, Func&lt;T,T,T&gt; acum)</text:p>
      </text:section>
      <text:section text:style-name="Sect1" text:name="C2-CA">
        <text:list xml:id="list35632551" text:style-name="L15">
          <text:list-item>
            <text:p text:style-name="P30">Justifique o motivo do delegate acum ter 3 parâmetros de tipo.</text:p>
          </text:list-item>
        </text:list>
      </text:section>
      <text:section text:style-name="Sect1" text:name="C-2A-R">
        <text:p text:style-name="Text_20_body">????</text:p>
      </text:section>
      <text:section text:style-name="Sect1" text:name="C-2B">
        <text:list xml:id="list36442436" text:continue-numbering="true" text:style-name="L15">
          <text:list-item>
            <text:p text:style-name="P30">Usando o método anterior, elabore um programa de teste que dado um array de inteiros, obtém a sequência que representa acumulação dos valores do array.</text:p>
          </text:list-item>
        </text:list>
      </text:section>
      <text:section text:style-name="Sect1" text:name="C-2B-R">
        <text:p text:style-name="Text_20_body"/>
      </text:section>
      <text:p text:style-name="Standard"/>
      <text:p text:style-name="P25"/>
      <text:section text:style-name="Sect1" text:name="C-3">
        <text:list xml:id="list35610737" text:style-name="L16">
          <text:list-item>
            <text:p text:style-name="P31">Assuma que se pretende obter uma implementação da abordagem map/reduce para processamento de dados.</text:p>
          </text:list-item>
        </text:list>
      </text:section>
      <text:section text:style-name="Sect1" text:name="C-3A">
        <text:list xml:id="list35607109" text:style-name="L17">
          <text:list-item>
            <text:p text:style-name="P32">Implemente <text:s/>os métodos de extensão <text:s/>Mapper <text:s/>e <text:s/>CountWords. <text:s/>O método <text:s/>Mapper <text:s/>recebe uma colecção de enumeráveis, aos quais se pretende aplicar a operação <text:s/>map. O resultado da operação <text:s/>map <text:s/>a cada item é um enumerável de pares (chave, valor). Implemente o método CountWords, em que cada item é uma linha de texto e em que o output são pares, constituídos pela palavra e número respectivo de ocorrências. </text:p>
          </text:list-item>
        </text:list>
        <text:p text:style-name="P9"><text:span text:style-name="T4">public</text:span><text:span text:style-name="T13"> </text:span><text:span text:style-name="T27">class</text:span><text:span text:style-name="T13"> Program </text:span><text:span text:style-name="T20">{</text:span><text:span text:style-name="T13"> </text:span></text:p>
        <text:p text:style-name="P13"><text:s/></text:p>
        <text:p text:style-name="P12"><text:span text:style-name="T5">public</text:span><text:span text:style-name="T13"> </text:span><text:span text:style-name="T27">static</text:span><text:span text:style-name="T13"> IEnumerable</text:span><text:span text:style-name="T21">&lt;</text:span><text:span text:style-name="T13">KeyValuePair</text:span><text:span text:style-name="T21">&lt;</text:span><text:span text:style-name="T13">K</text:span><text:span text:style-name="T21">,</text:span><text:span text:style-name="T13"> U</text:span><text:span text:style-name="T21">&gt;&gt;</text:span><text:span text:style-name="T13"> Mapper</text:span><text:span text:style-name="T21">&lt;</text:span><text:span text:style-name="T13">T</text:span><text:span text:style-name="T21">,</text:span><text:span text:style-name="T13"> K</text:span><text:span text:style-name="T21">,</text:span><text:span text:style-name="T13"> U</text:span><text:span text:style-name="T21">&gt;(</text:span><text:span text:style-name="T13"> </text:span></text:p>
        <text:p text:style-name="P12"><text:span text:style-name="T13"><text:s text:c="6"/></text:span><text:span text:style-name="T5">this</text:span><text:span text:style-name="T13"> IEnumerable</text:span><text:span text:style-name="T21">&lt;</text:span><text:span text:style-name="T13">T</text:span><text:span text:style-name="T21">&gt;</text:span><text:span text:style-name="T13"> input</text:span><text:span text:style-name="T21">,</text:span><text:span text:style-name="T13"> </text:span></text:p>
        <text:p text:style-name="P12"><text:span text:style-name="T13"><text:s text:c="6"/>Func</text:span><text:span text:style-name="T21">&lt;</text:span><text:span text:style-name="T13">T</text:span><text:span text:style-name="T21">,</text:span><text:span text:style-name="T13"> IEnumerable</text:span><text:span text:style-name="T21">&lt;</text:span><text:span text:style-name="T13">KeyValuePair</text:span><text:span text:style-name="T21">&lt;</text:span><text:span text:style-name="T13">K</text:span><text:span text:style-name="T21">,</text:span><text:span text:style-name="T13"> U</text:span><text:span text:style-name="T21">&gt;&gt;&gt;</text:span><text:span text:style-name="T13"> map</text:span><text:span text:style-name="T21">){</text:span><text:span text:style-name="T13"> </text:span></text:p>
        <text:p text:style-name="P12"><text:span text:style-name="T13"><text:s text:c="2"/></text:span><text:span text:style-name="T38">//. . . </text:span></text:p>
        <text:p text:style-name="P12"><text:span text:style-name="T21">}</text:span><text:span text:style-name="T13"> </text:span></text:p>
        <text:p text:style-name="P13"><text:s/></text:p>
        <text:p text:style-name="P12"><text:span text:style-name="T5">public</text:span><text:span text:style-name="T13"> </text:span><text:span text:style-name="T27">static</text:span><text:span text:style-name="T13"> <text:s/></text:span></text:p>
        <text:p text:style-name="P12"><text:span text:style-name="T13"><text:s text:c="6"/>IEnumerable</text:span><text:span text:style-name="T21">&lt;</text:span><text:span text:style-name="T13">KeyValuePair</text:span><text:span text:style-name="T21">&lt;</text:span><text:span text:style-name="T27">string</text:span><text:span text:style-name="T21">,</text:span><text:span text:style-name="T13"> </text:span><text:span text:style-name="T27">int</text:span><text:span text:style-name="T21">&gt;&gt;</text:span><text:span text:style-name="T13"> CountWords</text:span><text:span text:style-name="T21">(</text:span><text:span text:style-name="T13">IEnumerable</text:span><text:span text:style-name="T21">&lt;</text:span><text:span text:style-name="T27">string</text:span><text:span text:style-name="T21">&gt;</text:span><text:span text:style-name="T13"> lines</text:span><text:span text:style-name="T21">)</text:span><text:span text:style-name="T13"> </text:span><text:span text:style-name="T21">{</text:span></text:p>
        <text:p text:style-name="P12"><text:span text:style-name="T13"><text:s text:c="2"/></text:span><text:span text:style-name="T38">//… </text:span></text:p>
        <text:p text:style-name="P12"><text:span text:style-name="T21">}</text:span><text:span text:style-name="T13"> </text:span></text:p>
        <text:p text:style-name="P13"><text:s/></text:p>
        <text:p text:style-name="P12"><text:span text:style-name="T5">public</text:span><text:span text:style-name="T13"> </text:span><text:span text:style-name="T27">static</text:span><text:span text:style-name="T13"> </text:span><text:span text:style-name="T27">void</text:span><text:span text:style-name="T13"> Main</text:span><text:span text:style-name="T21">()</text:span><text:span text:style-name="T13"> </text:span><text:span text:style-name="T21">{</text:span><text:span text:style-name="T13"> </text:span></text:p>
        <text:p text:style-name="P12"><text:span text:style-name="T13"><text:s text:c="2"/></text:span><text:span text:style-name="T27">string</text:span><text:span text:style-name="T21">[]</text:span><text:span text:style-name="T13"> lines </text:span><text:span text:style-name="T21">=</text:span><text:span text:style-name="T13"> </text:span><text:span text:style-name="T21">{</text:span><text:span text:style-name="T32">"ola mundo ola ave"</text:span><text:span text:style-name="T21">,</text:span><text:span text:style-name="T13"> </text:span><text:span text:style-name="T32">"ave ola ave"</text:span><text:span text:style-name="T21">};</text:span><text:span text:style-name="T13"> </text:span></text:p>
        <text:p text:style-name="P12"><text:span text:style-name="T13"><text:s text:c="2"/></text:span><text:span text:style-name="T5">foreach</text:span><text:span text:style-name="T13"> </text:span><text:span text:style-name="T21">(</text:span><text:span text:style-name="T13">KeyValuePair</text:span><text:span text:style-name="T21">&lt;</text:span><text:span text:style-name="T27">string</text:span><text:span text:style-name="T21">,</text:span><text:span text:style-name="T13"> </text:span><text:span text:style-name="T27">int</text:span><text:span text:style-name="T21">&gt;</text:span><text:span text:style-name="T13"> p </text:span><text:span text:style-name="T5">in</text:span><text:span text:style-name="T13"> CountWords</text:span><text:span text:style-name="T21">(</text:span><text:span text:style-name="T13">lines</text:span><text:span text:style-name="T21">))</text:span><text:span text:style-name="T13"> </text:span></text:p>
        <text:p text:style-name="P12"><text:span text:style-name="T13"><text:s text:c="2"/>Console</text:span><text:span text:style-name="T21">.</text:span><text:span text:style-name="T13">WriteLine</text:span><text:span text:style-name="T21">(</text:span><text:span text:style-name="T13">p</text:span><text:span text:style-name="T21">);</text:span><text:span text:style-name="T13"> </text:span></text:p>
        <text:p text:style-name="P12"><text:span text:style-name="T13"><text:s text:c="2"/></text:span><text:span text:style-name="T21">}</text:span><text:span text:style-name="T13"> </text:span></text:p>
        <text:p text:style-name="P5"><text:span text:style-name="T23">}</text:span><text:span text:style-name="T12"> </text:span></text:p>
        <text:p text:style-name="P15">Output: </text:p>
        <text:p text:style-name="P15"><text:s/></text:p>
        <text:p text:style-name="P15">[ola, 2] </text:p>
        <text:p text:style-name="P15">[mundo, 1] </text:p>
        <text:p text:style-name="P15">[ave, 1] </text:p>
        <text:p text:style-name="P15">[ave, 2] </text:p>
        <text:p text:style-name="P15">[ola, 1]</text:p>
      </text:section>
      <text:section text:style-name="Sect1" text:name="C-3A-R">
        <text:p text:style-name="P12"><text:span text:style-name="T11"><text:s text:c="8"/></text:span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KeyValuePair</text:span><text:span text:style-name="T25">&lt;</text:span><text:span text:style-name="T18">K</text:span><text:span text:style-name="T25">,</text:span><text:span text:style-name="T18"> U</text:span><text:span text:style-name="T25">&gt;&gt;</text:span><text:span text:style-name="T18"> Mapper</text:span><text:span text:style-name="T25">&lt;</text:span><text:span text:style-name="T18">T</text:span><text:span text:style-name="T25">,</text:span><text:span text:style-name="T18"> K</text:span><text:span text:style-name="T25">,</text:span><text:span text:style-name="T18"> U</text:span><text:span text:style-name="T25">&gt;</text:span></text:p>
        <text:p text:style-name="P12"><text:span text:style-name="T25"><text:tab/>(</text:span><text:span text:style-name="T7">this</text:span><text:span text:style-name="T18"> IEnumerable</text:span><text:span text:style-name="T25">&lt;</text:span><text:span text:style-name="T18">T</text:span><text:span text:style-name="T25">&gt;</text:span><text:span text:style-name="T18"> input</text:span><text:span text:style-name="T25">,</text:span><text:span text:style-name="T18"> Func</text:span><text:span text:style-name="T25">&lt;</text:span><text:span text:style-name="T18">T</text:span><text:span text:style-name="T25">,</text:span><text:span text:style-name="T18"> IEnumerable</text:span><text:span text:style-name="T25">&lt;</text:span><text:span text:style-name="T18">KeyValuePair</text:span><text:span text:style-name="T25">&lt;</text:span><text:span text:style-name="T18">K</text:span><text:span text:style-name="T25">,</text:span><text:span text:style-name="T18"> U</text:span><text:span text:style-name="T25">&gt;&gt;&gt;</text:span><text:span text:style-name="T18"> map</text:span><text:span text:style-name="T25">)</text:span></text:p>
        <text:p text:style-name="P12"><text:span text:style-name="T18"><text:s text:c="8"/></text:span><text:span text:style-name="T25">{</text:span></text:p>
        <text:p text:style-name="P12"><text:span text:style-name="T18"><text:s text:c="12"/></text:span><text:span text:style-name="T7">return</text:span><text:span text:style-name="T18"> input</text:span><text:span text:style-name="T25">.</text:span><text:span text:style-name="T18">SelectMany</text:span><text:span text:style-name="T25">(</text:span><text:span text:style-name="T18">map</text:span><text:span text:style-name="T25">);</text:span></text:p>
        <text:p text:style-name="P12"><text:span text:style-name="T18"><text:s text:c="8"/></text:span><text:span text:style-name="T25">}</text:span></text:p>
        <text:p text:style-name="P8"/>
        <text:p text:style-name="P12"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&gt;</text:span><text:span text:style-name="T18"> CountWords</text:span><text:span text:style-name="T25">(</text:span><text:span text:style-name="T18">IEnumerable</text:span><text:span text:style-name="T25">&lt;</text:span><text:span text:style-name="T31">string</text:span><text:span text:style-name="T25">&gt;</text:span><text:span text:style-name="T18"> lines</text:span><text:span text:style-name="T25">)</text:span></text:p>
        <text:p text:style-name="P8">{</text:p>
        <text:p text:style-name="P12"><text:span text:style-name="T18"><text:tab/></text:span><text:span text:style-name="T7">return</text:span><text:span text:style-name="T18"> lines</text:span><text:span text:style-name="T25">.</text:span><text:span text:style-name="T18">Mapper</text:span><text:span text:style-name="T25">(</text:span></text:p>
        <text:p text:style-name="P12"><text:span text:style-name="T18"><text:tab/><text:tab/></text:span><text:span text:style-name="T7">delegate</text:span><text:span text:style-name="T25">(</text:span><text:span text:style-name="T18">String input</text:span><text:span text:style-name="T25">)</text:span></text:p>
        <text:p text:style-name="P12"><text:span text:style-name="T18"><text:tab/><text:tab/></text:span><text:span text:style-name="T25">{</text:span></text:p>
        <text:p text:style-name="P12"><text:span text:style-name="T18"><text:tab/><text:tab/><text:tab/>Dictionary</text:span><text:span text:style-name="T25">&lt;</text:span><text:span text:style-name="T18">String</text:span><text:span text:style-name="T25">,</text:span><text:span text:style-name="T18"> </text:span><text:span text:style-name="T31">int</text:span><text:span text:style-name="T25">&gt;</text:span><text:span text:style-name="T18"> d </text:span><text:span text:style-name="T25">=</text:span><text:span text:style-name="T18"> </text:span><text:span text:style-name="T7">new</text:span><text:span text:style-name="T18"> Dictionary</text:span><text:span text:style-name="T25">&lt;</text:span><text:span text:style-name="T18">String</text:span><text:span text:style-name="T25">,</text:span><text:span text:style-name="T18"> </text:span><text:span text:style-name="T31">int</text:span><text:span text:style-name="T25">&gt;();</text:span></text:p>
        <text:p text:style-name="P12"><text:span text:style-name="T18"><text:tab/><text:tab/><text:tab/>String</text:span><text:span text:style-name="T25">[]</text:span><text:span text:style-name="T18"> i </text:span><text:span text:style-name="T25">=</text:span><text:span text:style-name="T18"> input</text:span><text:span text:style-name="T25">.</text:span><text:span text:style-name="T18">Split</text:span><text:span text:style-name="T25">(</text:span><text:span text:style-name="T34">' '</text:span><text:span text:style-name="T25">);</text:span></text:p>
        <text:p text:style-name="P16"/>
        <text:p text:style-name="P12"><text:span text:style-name="T18"><text:tab/><text:tab/><text:tab/></text:span><text:span text:style-name="T7">foreach</text:span><text:span text:style-name="T18"> </text:span><text:span text:style-name="T25">(</text:span><text:span text:style-name="T18">String s </text:span><text:span text:style-name="T7">in</text:span><text:span text:style-name="T18"> i</text:span><text:span text:style-name="T25">)</text:span></text:p>
        <text:p text:style-name="P12"><text:span text:style-name="T18"><text:tab/><text:tab/><text:tab/></text:span><text:span text:style-name="T25">{</text:span></text:p>
        <text:p text:style-name="P12"><text:span text:style-name="T18"><text:tab/><text:tab/><text:tab/><text:tab/></text:span><text:span text:style-name="T7">if</text:span><text:span text:style-name="T18"> </text:span><text:span text:style-name="T25">(</text:span><text:span text:style-name="T18">d</text:span><text:span text:style-name="T25">.</text:span><text:span text:style-name="T18">ContainsKey</text:span><text:span text:style-name="T25">(</text:span><text:span text:style-name="T18">s</text:span><text:span text:style-name="T25">))</text:span></text:p>
        <text:p text:style-name="P12"><text:span text:style-name="T18"><text:tab/><text:tab/><text:tab/><text:tab/><text:tab/>d</text:span><text:span text:style-name="T25">[</text:span><text:span text:style-name="T18">s</text:span><text:span text:style-name="T25">]++;</text:span></text:p>
        <text:p text:style-name="P12"><text:span text:style-name="T18"><text:tab/><text:tab/><text:tab/><text:tab/></text:span><text:span text:style-name="T7">else</text:span></text:p>
        <text:p text:style-name="P12"><text:span text:style-name="T18"><text:tab/><text:tab/><text:tab/><text:tab/><text:tab/>d</text:span><text:span text:style-name="T25">.</text:span><text:span text:style-name="T18">Add</text:span><text:span text:style-name="T25">(</text:span><text:span text:style-name="T18">s</text:span><text:span text:style-name="T25">,</text:span><text:span text:style-name="T18"> </text:span><text:span text:style-name="T37">1</text:span><text:span text:style-name="T25">);</text:span></text:p>
        <text:p text:style-name="P12"><text:span text:style-name="T18"><text:tab/><text:tab/><text:tab/></text:span><text:span text:style-name="T25">}</text:span></text:p>
        <text:p text:style-name="P12"><text:span text:style-name="T18"><text:tab/><text:tab/><text:tab/></text:span><text:span text:style-name="T7">return</text:span><text:span text:style-name="T18"> d</text:span><text:span text:style-name="T25">;</text:span></text:p>
        <text:p text:style-name="P12"><text:span text:style-name="T18"><text:tab/><text:tab/></text:span><text:span text:style-name="T25">}</text:span></text:p>
        <text:p text:style-name="P12"><text:span text:style-name="T18"><text:tab/></text:span><text:span text:style-name="T25">);</text:span></text:p>
        <text:p text:style-name="P8">}</text:p>
      </text:section>
      <text:section text:style-name="Sect1" text:name="C-3B">
        <text:list xml:id="list35611514" text:style-name="L18">
          <text:list-item>
            <text:p text:style-name="P33">Implemente os métodos <text:s/>Joiner <text:s/>e <text:s/>Reducer, cuja assinatura é apresentada na listagem seguinte. O método Joiner, <text:s/>recebe uma <text:s/>sequência de pares chave valor e retorna uma <text:s/>sequência de grupos, em que cada grupo inclui os elementos da sequência de entrada com chaves iguais. O método Reducer recebe uma sequência de grupos e <text:s/>aplica o delegate <text:s/>reduce, <text:s/>a cada um dos elementos da sequência de entrada. O delegate <text:s/>reduce retorna, para cada grupo, um par chave valor, em que o valor é determinado a partir dos elementos no grupo.</text:p>
          </text:list-item>
        </text:list>
        <text:p text:style-name="P9"><text:span text:style-name="T29">static</text:span><text:span text:style-name="T16"> </text:span><text:span text:style-name="T29">class</text:span><text:span text:style-name="T16"> Program </text:span><text:span text:style-name="T20">{</text:span><text:span text:style-name="T13"> </text:span></text:p>
        <text:p text:style-name="P13"><text:s/></text:p>
        <text:p text:style-name="P17">//… </text:p>
        <text:p text:style-name="P12"><text:span text:style-name="T5">public</text:span><text:span text:style-name="T13"> </text:span><text:span text:style-name="T27">static</text:span><text:span text:style-name="T13"> IEnumerable</text:span><text:span text:style-name="T21">&lt;</text:span><text:span text:style-name="T13">IGrouping</text:span><text:span text:style-name="T21">&lt;</text:span><text:span text:style-name="T13">K</text:span><text:span text:style-name="T21">,</text:span><text:span text:style-name="T13"> KeyValuePair</text:span><text:span text:style-name="T21">&lt;</text:span><text:span text:style-name="T13">K</text:span><text:span text:style-name="T21">,</text:span><text:span text:style-name="T13">U</text:span><text:span text:style-name="T21">&gt;&gt;&gt;</text:span><text:span text:style-name="T13"> Joiner</text:span><text:span text:style-name="T21">&lt;</text:span><text:span text:style-name="T13">K</text:span><text:span text:style-name="T21">,</text:span><text:span text:style-name="T13"> U</text:span><text:span text:style-name="T21">&gt;(</text:span><text:span text:style-name="T13"> </text:span></text:p>
        <text:p text:style-name="P12"><text:span text:style-name="T13"><text:s text:c="4"/></text:span><text:span text:style-name="T5">this</text:span><text:span text:style-name="T13"> IEnumerable</text:span><text:span text:style-name="T21">&lt;</text:span><text:span text:style-name="T13">KeyValuePair</text:span><text:span text:style-name="T21">&lt;</text:span><text:span text:style-name="T13">K</text:span><text:span text:style-name="T21">,</text:span><text:span text:style-name="T13"> U</text:span><text:span text:style-name="T21">&gt;&gt;</text:span><text:span text:style-name="T13"> input</text:span><text:span text:style-name="T21">)</text:span><text:span text:style-name="T13"> where K</text:span><text:span text:style-name="T21">:</text:span><text:span text:style-name="T13">IComparable</text:span><text:span text:style-name="T21">&lt;</text:span><text:span text:style-name="T13">K</text:span><text:span text:style-name="T21">&gt;</text:span><text:span text:style-name="T13"> </text:span><text:span text:style-name="T21">{</text:span><text:span text:style-name="T13"> <text:s/></text:span></text:p>
        <text:p text:style-name="P13"><text:s/></text:p>
        <text:p text:style-name="P12"><text:soft-page-break/><text:span text:style-name="T13"><text:s text:c="4"/></text:span><text:span text:style-name="T38">//… </text:span></text:p>
        <text:p text:style-name="P12"><text:span text:style-name="T13"><text:s text:c="2"/></text:span><text:span text:style-name="T21">}</text:span><text:span text:style-name="T13"> </text:span></text:p>
        <text:p text:style-name="P13"><text:s/></text:p>
        <text:p text:style-name="P12"><text:span text:style-name="T5">public</text:span><text:span text:style-name="T13"> </text:span><text:span text:style-name="T27">static</text:span><text:span text:style-name="T13"> IEnumerable</text:span><text:span text:style-name="T21">&lt;</text:span><text:span text:style-name="T13">KeyValuePair</text:span><text:span text:style-name="T21">&lt;</text:span><text:span text:style-name="T13">K</text:span><text:span text:style-name="T21">,</text:span><text:span text:style-name="T13"> V</text:span><text:span text:style-name="T21">&gt;&gt;</text:span><text:span text:style-name="T13"> Reducer</text:span><text:span text:style-name="T21">&lt;</text:span><text:span text:style-name="T13">K</text:span><text:span text:style-name="T21">,</text:span><text:span text:style-name="T13"> U</text:span><text:span text:style-name="T21">,</text:span><text:span text:style-name="T13"> V</text:span><text:span text:style-name="T21">&gt;(</text:span><text:span text:style-name="T13"> </text:span></text:p>
        <text:p text:style-name="P12"><text:span text:style-name="T13"><text:s text:c="2"/></text:span><text:span text:style-name="T5">this</text:span><text:span text:style-name="T13"> IEnumerable</text:span><text:span text:style-name="T21">&lt;</text:span><text:span text:style-name="T13">IGrouping</text:span><text:span text:style-name="T21">&lt;</text:span><text:span text:style-name="T13">K</text:span><text:span text:style-name="T21">,</text:span><text:span text:style-name="T13"> KeyValuePair</text:span><text:span text:style-name="T21">&lt;</text:span><text:span text:style-name="T13">K</text:span><text:span text:style-name="T21">,</text:span><text:span text:style-name="T13">U</text:span><text:span text:style-name="T21">&gt;&gt;&gt;</text:span><text:span text:style-name="T13"> groups</text:span><text:span text:style-name="T21">,</text:span><text:span text:style-name="T13"> </text:span></text:p>
        <text:p text:style-name="P12"><text:span text:style-name="T13"><text:s text:c="2"/>Func</text:span><text:span text:style-name="T21">&lt;</text:span><text:span text:style-name="T13">IGrouping</text:span><text:span text:style-name="T21">&lt;</text:span><text:span text:style-name="T13">K</text:span><text:span text:style-name="T21">,</text:span><text:span text:style-name="T13"> KeyValuePair</text:span><text:span text:style-name="T21">&lt;</text:span><text:span text:style-name="T13">K</text:span><text:span text:style-name="T21">,</text:span><text:span text:style-name="T13">U</text:span><text:span text:style-name="T21">&gt;&gt;,</text:span><text:span text:style-name="T13"> KeyValuePair</text:span><text:span text:style-name="T21">&lt;</text:span><text:span text:style-name="T13">K</text:span><text:span text:style-name="T21">,</text:span><text:span text:style-name="T13"> V</text:span><text:span text:style-name="T21">&gt;&gt;</text:span><text:span text:style-name="T13"> reduce</text:span><text:span text:style-name="T21">)</text:span><text:span text:style-name="T13"> </text:span><text:span text:style-name="T21">{</text:span><text:span text:style-name="T13"> </text:span></text:p>
        <text:p text:style-name="P17">//… </text:p>
        <text:p text:style-name="P12"><text:span text:style-name="T21">}</text:span><text:span text:style-name="T13"> </text:span></text:p>
        <text:p text:style-name="P17">//… </text:p>
        <text:p text:style-name="P6">}</text:p>
      </text:section>
      <text:section text:style-name="Sect1" text:name="C-3B-R">
        <text:p text:style-name="P12"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IGrouping</text:span><text:span text:style-name="T25">&lt;</text:span><text:span text:style-name="T18">K</text:span><text:span text:style-name="T25">,</text:span><text:span text:style-name="T18"> KeyValuePair</text:span><text:span text:style-name="T25">&lt;</text:span><text:span text:style-name="T18">K</text:span><text:span text:style-name="T25">,</text:span><text:span text:style-name="T18"> U</text:span><text:span text:style-name="T25">&gt;&gt;&gt;</text:span><text:span text:style-name="T18"> Joiner</text:span><text:span text:style-name="T25">&lt;</text:span><text:span text:style-name="T18">K</text:span><text:span text:style-name="T25">,</text:span><text:span text:style-name="T18"> U</text:span><text:span text:style-name="T25">&gt;</text:span></text:p>
        <text:p text:style-name="P12"><text:span text:style-name="T25"><text:tab/>(</text:span><text:span text:style-name="T7">this</text:span><text:span text:style-name="T18"> IEnumerable</text:span><text:span text:style-name="T25">&lt;</text:span><text:span text:style-name="T18">KeyValuePair</text:span><text:span text:style-name="T25">&lt;</text:span><text:span text:style-name="T18">K</text:span><text:span text:style-name="T25">,</text:span><text:span text:style-name="T18"> U</text:span><text:span text:style-name="T25">&gt;&gt;</text:span><text:span text:style-name="T18"> input</text:span><text:span text:style-name="T25">)</text:span><text:span text:style-name="T18"> where K </text:span><text:span text:style-name="T25">:</text:span><text:span text:style-name="T18"> IComparable</text:span><text:span text:style-name="T25">&lt;</text:span><text:span text:style-name="T18">K</text:span><text:span text:style-name="T25">&gt;</text:span></text:p>
        <text:p text:style-name="P12"><text:span text:style-name="T18"><text:s text:c="8"/></text:span><text:span text:style-name="T25">{</text:span></text:p>
        <text:p text:style-name="P12"><text:span text:style-name="T18"><text:s text:c="12"/></text:span><text:span text:style-name="T7">return</text:span><text:span text:style-name="T18"> input</text:span><text:span text:style-name="T25">.</text:span><text:span text:style-name="T18">GroupBy</text:span><text:span text:style-name="T25">(</text:span><text:span text:style-name="T18">x </text:span><text:span text:style-name="T25">=&gt;</text:span><text:span text:style-name="T18"> x</text:span><text:span text:style-name="T25">.</text:span><text:span text:style-name="T18">Key</text:span><text:span text:style-name="T25">);</text:span></text:p>
        <text:p text:style-name="P12"><text:span text:style-name="T18"><text:s text:c="8"/></text:span><text:span text:style-name="T25">}</text:span></text:p>
        <text:p text:style-name="P12"><text:span text:style-name="T11"><text:s/></text:span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KeyValuePair</text:span><text:span text:style-name="T25">&lt;</text:span><text:span text:style-name="T18">K</text:span><text:span text:style-name="T25">,</text:span><text:span text:style-name="T18"> V</text:span><text:span text:style-name="T25">&gt;&gt;</text:span><text:span text:style-name="T18"> Reducer</text:span><text:span text:style-name="T25">&lt;</text:span><text:span text:style-name="T18">K</text:span><text:span text:style-name="T25">,</text:span><text:span text:style-name="T18"> U</text:span><text:span text:style-name="T25">,</text:span><text:span text:style-name="T18"> V</text:span><text:span text:style-name="T25">&gt;</text:span></text:p>
        <text:p text:style-name="P12"><text:span text:style-name="T25"><text:tab/>(</text:span><text:span text:style-name="T7">this</text:span><text:span text:style-name="T18"> IEnumerable</text:span><text:span text:style-name="T25">&lt;</text:span><text:span text:style-name="T18">IGrouping</text:span><text:span text:style-name="T25">&lt;</text:span><text:span text:style-name="T18">K</text:span><text:span text:style-name="T25">,</text:span><text:span text:style-name="T18"> KeyValuePair</text:span><text:span text:style-name="T25">&lt;</text:span><text:span text:style-name="T18">K</text:span><text:span text:style-name="T25">,</text:span><text:span text:style-name="T18"> U</text:span><text:span text:style-name="T25">&gt;&gt;&gt;</text:span><text:span text:style-name="T18"> groups</text:span><text:span text:style-name="T25">,</text:span><text:span text:style-name="T18"> Func</text:span><text:span text:style-name="T25">&lt;</text:span><text:span text:style-name="T18">IGrouping</text:span><text:span text:style-name="T25">&lt;</text:span><text:span text:style-name="T18">K</text:span><text:span text:style-name="T25">,</text:span><text:span text:style-name="T18"> KeyValuePair</text:span><text:span text:style-name="T25">&lt;</text:span><text:span text:style-name="T18">K</text:span><text:span text:style-name="T25">,</text:span><text:span text:style-name="T18"> U</text:span><text:span text:style-name="T25">&gt;&gt;,</text:span><text:span text:style-name="T18"> KeyValuePair</text:span><text:span text:style-name="T25">&lt;</text:span><text:span text:style-name="T18">K</text:span><text:span text:style-name="T25">,</text:span><text:span text:style-name="T18"> V</text:span><text:span text:style-name="T25">&gt;&gt;</text:span><text:span text:style-name="T18"> reduce</text:span><text:span text:style-name="T25">)</text:span></text:p>
        <text:p text:style-name="P12"><text:span text:style-name="T18"><text:s text:c="8"/></text:span><text:span text:style-name="T25">{</text:span></text:p>
        <text:p text:style-name="P12"><text:span text:style-name="T18"><text:s text:c="12"/></text:span><text:span text:style-name="T7">return</text:span><text:span text:style-name="T18"> groups</text:span><text:span text:style-name="T25">.</text:span><text:span text:style-name="T18">Select</text:span><text:span text:style-name="T25">(</text:span><text:span text:style-name="T18">reduce</text:span><text:span text:style-name="T25">);</text:span></text:p>
        <text:p text:style-name="P12"><text:span text:style-name="T18"><text:s text:c="8"/></text:span><text:span text:style-name="T25">}</text:span></text:p>
      </text:section>
      <text:section text:style-name="Sect1" text:name="C-3C">
        <text:list xml:id="list35619953" text:style-name="L19">
          <text:list-item>
            <text:p text:style-name="P45">Utilize os métodos Joiner e Reducer para estender o método CountWords por forma a que retorne agora o número de ocorrências de cada palavra na colecção de linhas inicial. </text:p>
          </text:list-item>
        </text:list>
      </text:section>
      <text:section text:style-name="Sect1" text:name="C-3C-R">
        <text:p text:style-name="P12"><text:span text:style-name="T11"><text:s text:c="8"/></text:span><text:span text:style-name="T7">public</text:span><text:span text:style-name="T18"> </text:span><text:span text:style-name="T31">static</text:span><text:span text:style-name="T18"> IEnumerable</text:span><text:span text:style-name="T25">&lt;</text:span><text:span text:style-name="T18">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&gt;</text:span><text:span text:style-name="T18"> CountWords</text:span><text:span text:style-name="T25">(</text:span><text:span text:style-name="T18">IEnumerable</text:span><text:span text:style-name="T25">&lt;</text:span><text:span text:style-name="T31">string</text:span><text:span text:style-name="T25">&gt;</text:span><text:span text:style-name="T18"> lines</text:span><text:span text:style-name="T25">)</text:span></text:p>
        <text:p text:style-name="P12"><text:span text:style-name="T18"><text:s text:c="8"/></text:span><text:span text:style-name="T25">{</text:span></text:p>
        <text:p text:style-name="P12"><text:span text:style-name="T18"><text:s text:c="12"/></text:span><text:span text:style-name="T7">return</text:span><text:span text:style-name="T18"> Reducer</text:span><text:span text:style-name="T25">(</text:span><text:span text:style-name="T18">Joiner</text:span><text:span text:style-name="T25">(</text:span><text:span text:style-name="T18">question5</text:span><text:span text:style-name="T25">.</text:span><text:span text:style-name="T18">CountWords</text:span><text:span text:style-name="T25">(</text:span><text:span text:style-name="T18">lines</text:span><text:span text:style-name="T25">)),</text:span><text:span text:style-name="T18"> x </text:span><text:span text:style-name="T25">=&gt;</text:span></text:p>
        <text:p text:style-name="P12"><text:span text:style-name="T18"><text:s text:c="12"/></text:span><text:span text:style-name="T25">{</text:span></text:p>
        <text:p text:style-name="P12"><text:span text:style-name="T18"><text:s text:c="16"/>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</text:span><text:span text:style-name="T18"> par </text:span><text:span text:style-name="T25">=</text:span><text:span text:style-name="T18"> </text:span><text:span text:style-name="T7">new</text:span><text:span text:style-name="T18"> 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(</text:span><text:span text:style-name="T34">""</text:span><text:span text:style-name="T25">,</text:span><text:span text:style-name="T18"> </text:span><text:span text:style-name="T37">0</text:span><text:span text:style-name="T25">);</text:span></text:p>
        <text:p text:style-name="P16"/>
        <text:p text:style-name="P12"><text:span text:style-name="T18"><text:s text:c="16"/></text:span><text:span text:style-name="T7">foreach</text:span><text:span text:style-name="T18"> </text:span><text:span text:style-name="T25">(</text:span><text:span text:style-name="T18">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</text:span><text:span text:style-name="T18"> p </text:span><text:span text:style-name="T7">in</text:span><text:span text:style-name="T18"> x</text:span><text:span text:style-name="T25">)</text:span></text:p>
        <text:p text:style-name="P12"><text:span text:style-name="T18"><text:s text:c="16"/></text:span><text:span text:style-name="T25">{</text:span></text:p>
        <text:p text:style-name="P12"><text:span text:style-name="T18"><text:s text:c="20"/>par </text:span><text:span text:style-name="T25">=</text:span><text:span text:style-name="T18"> </text:span><text:span text:style-name="T7">new</text:span><text:span text:style-name="T18"> KeyValuePair</text:span><text:span text:style-name="T25">&lt;</text:span><text:span text:style-name="T31">string</text:span><text:span text:style-name="T25">,</text:span><text:span text:style-name="T18"> </text:span><text:span text:style-name="T31">int</text:span><text:span text:style-name="T25">&gt;(</text:span><text:span text:style-name="T18">p</text:span><text:span text:style-name="T25">.</text:span><text:span text:style-name="T18">Key</text:span><text:span text:style-name="T25">,</text:span><text:span text:style-name="T18"> p</text:span><text:span text:style-name="T25">.</text:span><text:span text:style-name="T18">Value </text:span><text:span text:style-name="T25">+</text:span><text:span text:style-name="T18"> par</text:span><text:span text:style-name="T25">.</text:span><text:span text:style-name="T18">Value</text:span><text:span text:style-name="T25">);</text:span></text:p>
        <text:p text:style-name="P12"><text:span text:style-name="T18"><text:s text:c="16"/></text:span><text:span text:style-name="T25">}</text:span></text:p>
        <text:p text:style-name="P12"><text:span text:style-name="T18"><text:s text:c="16"/></text:span><text:span text:style-name="T7">return</text:span><text:span text:style-name="T18"> par</text:span><text:span text:style-name="T25">;</text:span></text:p>
        <text:p text:style-name="P12"><text:span text:style-name="T18"><text:s text:c="12"/></text:span><text:span text:style-name="T25">});</text:span></text:p>
        <text:p text:style-name="P12"><text:span text:style-name="T18"><text:s text:c="8"/></text:span><text:span text:style-name="T25">}</text:span></text:p>
      </text:section>
      <text:section text:style-name="Sect1" text:name="C-4">
        <text:list xml:id="list35605214" text:style-name="L20">
          <text:list-item>
            <text:p text:style-name="P46">Considere a seguinte classe G. O tipo parâmetro da classe G pode ser um tipo da categoria valor ou referência. A chamada ao método virtual <text:s/>ToString <text:s/>terá de ser feita de forma diferente em função da categoria do tipo <text:s/>T. Explique sucintamente a solução existente na plataforma .NET para que o compilador C# consiga traduzir este código para IL. </text:p>
          </text:list-item>
        </text:list>
        <text:p text:style-name="P9"><text:span text:style-name="T29">class</text:span><text:span text:style-name="T16"> G</text:span><text:span text:style-name="T20">&lt;</text:span><text:span text:style-name="T13">T</text:span><text:span text:style-name="T20">&gt;</text:span><text:span text:style-name="T13"> </text:span><text:span text:style-name="T20">{</text:span><text:span text:style-name="T13"> <text:s/></text:span></text:p>
        <text:p text:style-name="P12"><text:span text:style-name="T13"><text:s text:c="3"/></text:span><text:span text:style-name="T5">private</text:span><text:span text:style-name="T13"> T t</text:span><text:span text:style-name="T21">;</text:span><text:span text:style-name="T13"> <text:s/></text:span></text:p>
        <text:p text:style-name="P12"><text:span text:style-name="T13"><text:s text:c="3"/></text:span><text:span text:style-name="T5">public</text:span><text:span text:style-name="T13"> String m</text:span><text:span text:style-name="T21">()</text:span><text:span text:style-name="T13"> </text:span><text:span text:style-name="T21">{</text:span><text:span text:style-name="T13"> </text:span><text:span text:style-name="T5">return</text:span><text:span text:style-name="T13"> t</text:span><text:span text:style-name="T21">.</text:span><text:span text:style-name="T13">ToString</text:span><text:span text:style-name="T21">();</text:span><text:span text:style-name="T13"> </text:span><text:span text:style-name="T21">}</text:span></text:p>
        <text:p text:style-name="P12"><text:span text:style-name="T21">}</text:span><text:span text:style-name="T13"> </text:span></text:p>
      </text:section>
      <text:section text:style-name="Sect1" text:name="C-4-R">
        <text:p text:style-name="Standard">????</text:p>
        <text:p text:style-name="P11">Por omissão o CLR obtem imprime o this.GetType.FullName() como forma de "imprimir" o nome da class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2:25:59.46</meta:creation-date>
    <dc:date>2011-05-31T16:33:06.89</dc:date>
    <meta:editing-duration>PT2H15M35S</meta:editing-duration>
    <meta:editing-cycles>50</meta:editing-cycles>
    <meta:generator>LibreOffice/3.3$Win32 LibreOffice_project/330m19$Build-8</meta:generator>
    <meta:document-statistic meta:table-count="0" meta:image-count="0" meta:object-count="0" meta:page-count="8" meta:paragraph-count="358" meta:word-count="2116" meta:character-count="15481"/>
    <meta:user-defined meta:name="Info 1"/>
    <meta:user-defined meta:name="Info 2"/>
    <meta:user-defined meta:name="Info 3"/>
    <meta:user-defined meta:name="Info 4"/>
  </office:meta>
</office:document-meta>
</file>